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 style:family="paragraph" style:parent-style-name="Standard" style:master-page-name="">
      <style:paragraph-properties fo:margin-left="0cm" fo:margin-right="0cm" fo:line-height="150%" fo:text-indent="0.635cm" style:auto-text-indent="false" style:page-number="auto" style:writing-mode="page">
        <style:tab-stops>
          <style:tab-stop style:position="1.875cm"/>
        </style:tab-stops>
      </style:paragraph-properties>
      <style:text-properties style:font-name="Arial" fo:font-size="15pt" style:font-size-asian="15pt" style:font-size-complex="15pt"/>
    </style:style>
    <style:style style:name="P6" style:family="paragraph" style:parent-style-name="Standard" style:master-page-name="">
      <style:paragraph-properties fo:margin-left="0cm" fo:margin-right="0cm" fo:line-height="150%" fo:text-indent="0.635cm" style:auto-text-indent="false" style:page-number="auto" style:writing-mode="page">
        <style:tab-stops>
          <style:tab-stop style:position="2.221cm"/>
        </style:tab-stops>
      </style:paragraph-properties>
      <style:text-properties style:font-name="Arial" fo:font-size="15pt" style:font-size-asian="15pt" style:font-size-complex="15pt"/>
    </style:style>
    <style:style style:name="P7" style:family="paragraph" style:parent-style-name="Standard" style:master-page-name="">
      <style:paragraph-properties fo:margin-left="0cm" fo:margin-right="0cm" fo:line-height="150%" fo:text-indent="0.635cm" style:auto-text-indent="false" style:page-number="auto" style:writing-mode="page">
        <style:tab-stops>
          <style:tab-stop style:position="2.066cm"/>
        </style:tab-stops>
      </style:paragraph-properties>
      <style:text-properties style:font-name="Arial" fo:font-size="15pt" style:font-size-asian="15pt" style:font-size-complex="15pt"/>
    </style:style>
    <style:style style:name="P8" style:family="paragraph" style:parent-style-name="Standard" style:master-page-name="">
      <style:paragraph-properties fo:margin-left="0cm" fo:margin-right="0cm" fo:line-height="150%" fo:text-indent="0.635cm" style:auto-text-indent="false" style:page-number="auto" style:writing-mode="page">
        <style:tab-stops>
          <style:tab-stop style:position="2.053cm"/>
        </style:tab-stops>
      </style:paragraph-properties>
      <style:text-properties style:font-name="Arial" fo:font-size="15pt" style:font-size-asian="15pt" style:font-size-complex="15pt"/>
    </style:style>
    <style:style style:name="P9" style:family="paragraph" style:parent-style-name="Standard" style:master-page-name="">
      <style:paragraph-properties fo:margin-left="0cm" fo:margin-right="0cm" fo:line-height="150%" fo:text-indent="0.635cm" style:auto-text-indent="false" style:page-number="auto" style:writing-mode="page">
        <style:tab-stops>
          <style:tab-stop style:position="2.078cm"/>
        </style:tab-stops>
      </style:paragraph-properties>
      <style:text-properties style:font-name="Arial" fo:font-size="15pt" style:font-size-asian="15pt" style:font-size-complex="15pt"/>
    </style:style>
    <style:style style:name="P10" style:family="paragraph" style:parent-style-name="Standard" style:master-page-name="">
      <style:paragraph-properties fo:margin-left="0cm" fo:margin-right="0cm" fo:line-height="150%" fo:text-indent="0.635cm" style:auto-text-indent="false" style:page-number="auto" style:writing-mode="page">
        <style:tab-stops>
          <style:tab-stop style:position="2.03cm"/>
        </style:tab-stops>
      </style:paragraph-properties>
      <style:text-properties style:font-name="Arial" fo:font-size="15pt" style:font-size-asian="15pt" style:font-size-complex="15pt"/>
    </style:style>
    <style:style style:name="P11" style:family="paragraph" style:parent-style-name="Standard" style:master-page-name="PageStyle0">
      <style:paragraph-properties fo:line-height="150%" style:page-number="auto" style:writing-mode="page"/>
      <style:text-properties style:font-name="Arial" fo:font-size="15pt" officeooo:rsid="001f5f01" officeooo:paragraph-rsid="001f5f01" style:font-size-asian="15pt" style:font-size-complex="15pt"/>
    </style:style>
    <style:style style:name="P12" style:family="paragraph" style:parent-style-name="Standard" style:list-style-name="" style:master-page-name="">
      <style:paragraph-properties fo:margin-left="0.635cm" fo:margin-right="0cm" fo:line-height="150%" fo:text-indent="-0.635cm" style:auto-text-indent="false" style:page-number="auto" style:writing-mode="page">
        <style:tab-stops>
          <style:tab-stop style:position="-3.718cm"/>
        </style:tab-stops>
      </style:paragraph-properties>
      <style:text-properties style:font-name="Arial" fo:font-size="15pt" style:font-size-asian="15pt" style:font-size-complex="15pt"/>
    </style:style>
    <style:style style:name="P13" style:family="paragraph" style:parent-style-name="Standard" style:list-style-name="" style:master-page-name="">
      <style:paragraph-properties fo:line-height="150%" style:page-number="auto" style:writing-mode="page">
        <style:tab-stops>
          <style:tab-stop style:position="1.187cm"/>
        </style:tab-stops>
      </style:paragraph-properties>
      <style:text-properties style:font-name="Arial" fo:font-size="15pt" style:font-size-asian="15pt" style:font-size-complex="15pt"/>
    </style:style>
    <style:style style:name="P14" style:family="paragraph" style:parent-style-name="Standard" style:list-style-name="" style:master-page-name="">
      <style:paragraph-properties fo:line-height="150%" style:page-number="auto" style:writing-mode="page">
        <style:tab-stops>
          <style:tab-stop style:position="1.162cm"/>
        </style:tab-stops>
      </style:paragraph-properties>
      <style:text-properties style:font-name="Arial" fo:font-size="15pt" style:font-size-asian="15pt" style:font-size-complex="15pt"/>
    </style:style>
    <style:style style:name="P15" style:family="paragraph" style:parent-style-name="Standard" style:master-page-name="">
      <style:paragraph-properties fo:line-height="150%" style:page-number="auto" style:writing-mode="page">
        <style:tab-stops>
          <style:tab-stop style:position="1.91cm"/>
        </style:tab-stops>
      </style:paragraph-properties>
      <style:text-properties style:font-name="Arial" fo:font-size="15pt" style:font-size-asian="15pt" style:font-size-complex="15pt"/>
    </style:style>
    <style:style style:name="P16" style:family="paragraph" style:parent-style-name="Standard" style:list-style-name="" style:master-page-name="">
      <style:paragraph-properties fo:line-height="150%" style:page-number="auto" style:writing-mode="page"/>
      <style:text-properties style:font-name="Arial" fo:font-size="15pt" style:font-size-asian="15pt" style:font-size-complex="15pt"/>
    </style:style>
    <style:style style:name="P1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8" style:family="paragraph" style:parent-style-name="Standard" style:list-style-name=""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9" style:family="paragraph" style:parent-style-name="Standard" style:master-page-name="">
      <style:paragraph-properties fo:margin-left="0cm" fo:margin-right="0cm" fo:line-height="150%" fo:text-indent="0.635cm" style:auto-text-indent="false" style:page-number="auto" style:writing-mode="page">
        <style:tab-stops>
          <style:tab-stop style:position="2.043cm"/>
        </style:tab-stops>
      </style:paragraph-properties>
      <style:text-properties style:font-name="Arial" fo:font-size="15pt" style:font-size-asian="15pt" style:font-size-complex="15pt"/>
    </style:style>
    <style:style style:name="P20" style:family="paragraph" style:parent-style-name="Standard" style:master-page-name="">
      <style:paragraph-properties fo:margin-left="0cm" fo:margin-right="0cm" fo:line-height="150%" fo:text-indent="0.635cm" style:auto-text-indent="false" style:page-number="auto" style:writing-mode="page">
        <style:tab-stops>
          <style:tab-stop style:position="2.575cm"/>
        </style:tab-stops>
      </style:paragraph-properties>
      <style:text-properties style:font-name="Arial" fo:font-size="15pt" style:font-size-asian="15pt" style:font-size-complex="15pt"/>
    </style:style>
    <style:style style:name="P21" style:family="paragraph" style:parent-style-name="Standard" style:master-page-name="">
      <style:paragraph-properties fo:margin-left="0cm" fo:margin-right="0cm" fo:line-height="150%" fo:text-indent="0.635cm" style:auto-text-indent="false" style:page-number="auto" style:writing-mode="page">
        <style:tab-stops>
          <style:tab-stop style:position="2.422cm"/>
        </style:tab-stops>
      </style:paragraph-properties>
      <style:text-properties style:font-name="Arial" fo:font-size="15pt" style:font-size-asian="15pt" style:font-size-complex="15pt"/>
    </style:style>
    <style:style style:name="P22" style:family="paragraph" style:parent-style-name="Standard" style:master-page-name="">
      <style:paragraph-properties fo:margin-left="0cm" fo:margin-right="0cm" fo:line-height="150%" fo:text-indent="0.635cm" style:auto-text-indent="false" style:page-number="auto" style:writing-mode="page">
        <style:tab-stops>
          <style:tab-stop style:position="2.337cm"/>
        </style:tab-stops>
      </style:paragraph-properties>
      <style:text-properties style:font-name="Arial" fo:font-size="15pt" style:font-size-asian="15pt" style:font-size-complex="15pt"/>
    </style:style>
    <style:style style:name="P23" style:family="paragraph" style:parent-style-name="Standard" style:master-page-name="">
      <style:paragraph-properties fo:margin-left="0cm" fo:margin-right="0cm" fo:line-height="150%" fo:text-indent="0.635cm" style:auto-text-indent="false" style:page-number="auto" style:writing-mode="page">
        <style:tab-stops>
          <style:tab-stop style:position="2.528cm"/>
        </style:tab-stops>
      </style:paragraph-properties>
      <style:text-properties style:font-name="Arial" fo:font-size="15pt" style:font-size-asian="15pt" style:font-size-complex="15pt"/>
    </style:style>
    <style:style style:name="P24" style:family="paragraph" style:parent-style-name="Standard" style:master-page-name="">
      <style:paragraph-properties fo:margin-left="0cm" fo:margin-right="0cm" fo:line-height="150%" fo:text-indent="0.635cm" style:auto-text-indent="false" style:page-number="auto" style:writing-mode="page">
        <style:tab-stops>
          <style:tab-stop style:position="2.706cm"/>
        </style:tab-stops>
      </style:paragraph-properties>
      <style:text-properties style:font-name="Arial" fo:font-size="15pt" style:font-size-asian="15pt" style:font-size-complex="15pt"/>
    </style:style>
    <style:style style:name="P25" style:family="paragraph" style:parent-style-name="Standard" style:master-page-name="">
      <style:paragraph-properties fo:margin-left="0cm" fo:margin-right="0cm" fo:line-height="150%" fo:text-indent="0.635cm" style:auto-text-indent="false" style:page-number="auto" style:writing-mode="page">
        <style:tab-stops>
          <style:tab-stop style:position="2.909cm"/>
        </style:tab-stops>
      </style:paragraph-properties>
      <style:text-properties style:font-name="Arial" fo:font-size="15pt" style:font-size-asian="15pt" style:font-size-complex="15pt"/>
    </style:style>
    <style:style style:name="P26" style:family="paragraph" style:parent-style-name="Standard" style:master-page-name="">
      <style:paragraph-properties fo:margin-left="0cm" fo:margin-right="0cm" fo:line-height="150%" fo:text-indent="0.635cm" style:auto-text-indent="false" style:page-number="auto" style:writing-mode="page">
        <style:tab-stops>
          <style:tab-stop style:position="2.468cm"/>
        </style:tab-stops>
      </style:paragraph-properties>
      <style:text-properties style:font-name="Arial" fo:font-size="15pt" style:font-size-asian="15pt" style:font-size-complex="15pt"/>
    </style:style>
    <style:style style:name="P27" style:family="paragraph" style:parent-style-name="Standard" style:master-page-name="">
      <style:paragraph-properties fo:margin-left="0cm" fo:margin-right="0cm" fo:line-height="150%" fo:text-indent="0.635cm" style:auto-text-indent="false" style:page-number="auto" style:writing-mode="page">
        <style:tab-stops>
          <style:tab-stop style:position="2.397cm"/>
        </style:tab-stops>
      </style:paragraph-properties>
      <style:text-properties style:font-name="Arial" fo:font-size="15pt" style:font-size-asian="15pt" style:font-size-complex="15pt"/>
    </style:style>
    <style:style style:name="P28" style:family="paragraph" style:parent-style-name="Standard" style:master-page-name="">
      <style:paragraph-properties fo:margin-left="0cm" fo:margin-right="0cm" fo:line-height="150%" fo:text-indent="0.635cm" style:auto-text-indent="false" style:page-number="auto" style:writing-mode="page">
        <style:tab-stops>
          <style:tab-stop style:position="2.623cm"/>
        </style:tab-stops>
      </style:paragraph-properties>
      <style:text-properties style:font-name="Arial" fo:font-size="15pt" style:font-size-asian="15pt" style:font-size-complex="15pt"/>
    </style:style>
    <style:style style:name="P29" style:family="paragraph" style:parent-style-name="Standard" style:master-page-name="">
      <style:paragraph-properties fo:margin-left="0cm" fo:margin-right="0cm" fo:line-height="150%" fo:text-indent="0.635cm" style:auto-text-indent="false" style:page-number="auto" style:writing-mode="page">
        <style:tab-stops>
          <style:tab-stop style:position="2.826cm"/>
        </style:tab-stops>
      </style:paragraph-properties>
      <style:text-properties style:font-name="Arial" fo:font-size="15pt" style:font-size-asian="15pt" style:font-size-complex="15pt"/>
    </style:style>
    <style:style style:name="P30" style:family="paragraph" style:parent-style-name="Standard" style:master-page-name="">
      <style:paragraph-properties fo:margin-left="0cm" fo:margin-right="0cm" fo:line-height="150%" fo:text-indent="0.635cm" style:auto-text-indent="false" style:page-number="auto" style:writing-mode="page">
        <style:tab-stops>
          <style:tab-stop style:position="2.919cm"/>
        </style:tab-stops>
      </style:paragraph-properties>
      <style:text-properties style:font-name="Arial" fo:font-size="15pt" style:font-size-asian="15pt" style:font-size-complex="15pt"/>
    </style:style>
    <style:style style:name="P31" style:family="paragraph" style:parent-style-name="Standard" style:master-page-name="">
      <style:paragraph-properties fo:margin-left="0cm" fo:margin-right="0cm" fo:line-height="150%" fo:text-indent="0.635cm" style:auto-text-indent="false" style:page-number="auto" style:writing-mode="page">
        <style:tab-stops>
          <style:tab-stop style:position="2.884cm"/>
        </style:tab-stops>
      </style:paragraph-properties>
      <style:text-properties style:font-name="Arial" fo:font-size="15pt" style:font-size-asian="15pt" style:font-size-complex="15pt"/>
    </style:style>
    <style:style style:name="P32" style:family="paragraph" style:parent-style-name="Standard" style:master-page-name="">
      <style:paragraph-properties fo:margin-left="0cm" fo:margin-right="0cm" fo:line-height="150%" fo:text-indent="0.635cm" style:auto-text-indent="false" style:page-number="auto" style:writing-mode="page">
        <style:tab-stops>
          <style:tab-stop style:position="2.671cm"/>
        </style:tab-stops>
      </style:paragraph-properties>
      <style:text-properties style:font-name="Arial" fo:font-size="15pt" style:font-size-asian="15pt" style:font-size-complex="15pt"/>
    </style:style>
    <style:style style:name="P33" style:family="paragraph" style:parent-style-name="Standard" style:master-page-name="">
      <style:paragraph-properties fo:margin-left="0cm" fo:margin-right="0cm" fo:line-height="150%" fo:text-indent="0.635cm" style:auto-text-indent="false" style:page-number="auto" style:writing-mode="page">
        <style:tab-stops>
          <style:tab-stop style:position="3.014cm"/>
        </style:tab-stops>
      </style:paragraph-properties>
      <style:text-properties style:font-name="Arial" fo:font-size="15pt" style:font-size-asian="15pt" style:font-size-complex="15pt"/>
    </style:style>
    <style:style style:name="P34" style:family="paragraph" style:parent-style-name="Standard" style:master-page-name="">
      <style:paragraph-properties fo:margin-left="0cm" fo:margin-right="0cm" fo:line-height="150%" fo:text-indent="0.635cm" style:auto-text-indent="false" style:page-number="auto" style:writing-mode="page">
        <style:tab-stops>
          <style:tab-stop style:position="3.24cm"/>
        </style:tab-stops>
      </style:paragraph-properties>
      <style:text-properties style:font-name="Arial" fo:font-size="15pt" style:font-size-asian="15pt" style:font-size-complex="15pt"/>
    </style:style>
    <style:style style:name="P35" style:family="paragraph" style:parent-style-name="Standard" style:master-page-name="">
      <style:paragraph-properties fo:margin-left="0cm" fo:margin-right="0cm" fo:line-height="150%" fo:text-indent="0.635cm" style:auto-text-indent="false" style:page-number="auto" style:writing-mode="page">
        <style:tab-stops>
          <style:tab-stop style:position="14.914cm"/>
        </style:tab-stops>
      </style:paragraph-properties>
    </style:style>
    <style:style style:name="P36" style:family="paragraph" style:parent-style-name="Standard">
      <style:paragraph-properties fo:margin-left="0cm" fo:margin-right="0cm" fo:line-height="150%" fo:text-indent="0.635cm" style:auto-text-indent="false" style:writing-mode="page"/>
      <style:text-properties style:font-name="Arial" fo:font-size="15pt" style:font-size-asian="15pt" style:font-size-complex="15pt"/>
    </style:style>
    <style:style style:name="P37" style:family="paragraph" style:parent-style-name="Standard" style:list-style-name="">
      <style:paragraph-properties fo:margin-left="0cm" fo:margin-right="0cm" fo:line-height="150%" fo:text-indent="0.635cm" style:auto-text-indent="false" style:writing-mode="page"/>
      <style:text-properties style:font-name="Arial" fo:font-size="15pt" style:font-size-asian="15pt" style:font-size-complex="15pt"/>
    </style:style>
    <style:style style:name="P38" style:family="paragraph" style:parent-style-name="Standard">
      <style:paragraph-properties fo:margin-left="0cm" fo:margin-right="0cm" fo:line-height="150%" fo:text-indent="0.635cm" style:auto-text-indent="false" style:writing-mode="page">
        <style:tab-stops>
          <style:tab-stop style:position="2.043cm"/>
        </style:tab-stops>
      </style:paragraph-properties>
      <style:text-properties style:font-name="Arial" fo:font-size="15pt" style:font-size-asian="15pt" style:font-size-complex="15pt"/>
    </style:style>
    <style:style style:name="P39" style:family="paragraph" style:parent-style-name="Standard">
      <style:paragraph-properties fo:margin-left="0cm" fo:margin-right="0cm" fo:line-height="150%" fo:text-indent="0.635cm" style:auto-text-indent="false" style:writing-mode="page">
        <style:tab-stops>
          <style:tab-stop style:position="2.575cm"/>
        </style:tab-stops>
      </style:paragraph-properties>
      <style:text-properties style:font-name="Arial" fo:font-size="15pt" style:font-size-asian="15pt" style:font-size-complex="15pt"/>
    </style:style>
    <style:style style:name="P40" style:family="paragraph" style:parent-style-name="Standard">
      <style:paragraph-properties fo:margin-left="0cm" fo:margin-right="0cm" fo:line-height="150%" fo:text-indent="0.635cm" style:auto-text-indent="false" style:writing-mode="page">
        <style:tab-stops>
          <style:tab-stop style:position="2.422cm"/>
        </style:tab-stops>
      </style:paragraph-properties>
      <style:text-properties style:font-name="Arial" fo:font-size="15pt" style:font-size-asian="15pt" style:font-size-complex="15pt"/>
    </style:style>
    <style:style style:name="P41" style:family="paragraph" style:parent-style-name="Standard">
      <style:paragraph-properties fo:margin-left="0cm" fo:margin-right="0cm" fo:line-height="150%" fo:text-indent="0.635cm" style:auto-text-indent="false" style:writing-mode="page">
        <style:tab-stops>
          <style:tab-stop style:position="2.337cm"/>
        </style:tab-stops>
      </style:paragraph-properties>
      <style:text-properties style:font-name="Arial" fo:font-size="15pt" style:font-size-asian="15pt" style:font-size-complex="15pt"/>
    </style:style>
    <style:style style:name="P42" style:family="paragraph" style:parent-style-name="Standard">
      <style:paragraph-properties fo:margin-left="0cm" fo:margin-right="0cm" fo:line-height="150%" fo:text-indent="0.635cm" style:auto-text-indent="false" style:writing-mode="page">
        <style:tab-stops>
          <style:tab-stop style:position="2.528cm"/>
        </style:tab-stops>
      </style:paragraph-properties>
      <style:text-properties style:font-name="Arial" fo:font-size="15pt" style:font-size-asian="15pt" style:font-size-complex="15pt"/>
    </style:style>
    <style:style style:name="P43" style:family="paragraph" style:parent-style-name="Standard">
      <style:paragraph-properties fo:margin-left="0cm" fo:margin-right="0cm" fo:line-height="150%" fo:text-indent="0.635cm" style:auto-text-indent="false" style:writing-mode="page">
        <style:tab-stops>
          <style:tab-stop style:position="2.706cm"/>
        </style:tab-stops>
      </style:paragraph-properties>
      <style:text-properties style:font-name="Arial" fo:font-size="15pt" style:font-size-asian="15pt" style:font-size-complex="15pt"/>
    </style:style>
    <style:style style:name="P44" style:family="paragraph" style:parent-style-name="Standard">
      <style:paragraph-properties fo:margin-left="0cm" fo:margin-right="0cm" fo:line-height="150%" fo:text-indent="0.635cm" style:auto-text-indent="false" style:writing-mode="page">
        <style:tab-stops>
          <style:tab-stop style:position="2.909cm"/>
        </style:tab-stops>
      </style:paragraph-properties>
      <style:text-properties style:font-name="Arial" fo:font-size="15pt" style:font-size-asian="15pt" style:font-size-complex="15pt"/>
    </style:style>
    <style:style style:name="P45" style:family="paragraph" style:parent-style-name="Standard">
      <style:paragraph-properties fo:margin-left="0cm" fo:margin-right="0cm" fo:line-height="150%" fo:text-indent="0.635cm" style:auto-text-indent="false" style:writing-mode="page">
        <style:tab-stops>
          <style:tab-stop style:position="2.468cm"/>
        </style:tab-stops>
      </style:paragraph-properties>
      <style:text-properties style:font-name="Arial" fo:font-size="15pt" style:font-size-asian="15pt" style:font-size-complex="15pt"/>
    </style:style>
    <style:style style:name="P46" style:family="paragraph" style:parent-style-name="Standard">
      <style:paragraph-properties fo:margin-left="0cm" fo:margin-right="0cm" fo:line-height="150%" fo:text-indent="0.635cm" style:auto-text-indent="false" style:writing-mode="page">
        <style:tab-stops>
          <style:tab-stop style:position="2.397cm"/>
        </style:tab-stops>
      </style:paragraph-properties>
      <style:text-properties style:font-name="Arial" fo:font-size="15pt" style:font-size-asian="15pt" style:font-size-complex="15pt"/>
    </style:style>
    <style:style style:name="P47" style:family="paragraph" style:parent-style-name="Standard">
      <style:paragraph-properties fo:margin-left="0cm" fo:margin-right="0cm" fo:line-height="150%" fo:text-indent="0.635cm" style:auto-text-indent="false" style:writing-mode="page">
        <style:tab-stops>
          <style:tab-stop style:position="2.623cm"/>
        </style:tab-stops>
      </style:paragraph-properties>
      <style:text-properties style:font-name="Arial" fo:font-size="15pt" style:font-size-asian="15pt" style:font-size-complex="15pt"/>
    </style:style>
    <style:style style:name="P48" style:family="paragraph" style:parent-style-name="Standard">
      <style:paragraph-properties fo:margin-left="0cm" fo:margin-right="0cm" fo:line-height="150%" fo:text-indent="0.635cm" style:auto-text-indent="false" style:writing-mode="page">
        <style:tab-stops>
          <style:tab-stop style:position="2.826cm"/>
        </style:tab-stops>
      </style:paragraph-properties>
      <style:text-properties style:font-name="Arial" fo:font-size="15pt" style:font-size-asian="15pt" style:font-size-complex="15pt"/>
    </style:style>
    <style:style style:name="P49" style:family="paragraph" style:parent-style-name="Standard">
      <style:paragraph-properties fo:margin-left="0cm" fo:margin-right="0cm" fo:line-height="150%" fo:text-indent="0.635cm" style:auto-text-indent="false" style:writing-mode="page">
        <style:tab-stops>
          <style:tab-stop style:position="2.919cm"/>
        </style:tab-stops>
      </style:paragraph-properties>
      <style:text-properties style:font-name="Arial" fo:font-size="15pt" style:font-size-asian="15pt" style:font-size-complex="15pt"/>
    </style:style>
    <style:style style:name="P50" style:family="paragraph" style:parent-style-name="Standard">
      <style:paragraph-properties fo:margin-left="0cm" fo:margin-right="0cm" fo:line-height="150%" fo:text-indent="0.635cm" style:auto-text-indent="false" style:writing-mode="page">
        <style:tab-stops>
          <style:tab-stop style:position="2.884cm"/>
        </style:tab-stops>
      </style:paragraph-properties>
      <style:text-properties style:font-name="Arial" fo:font-size="15pt" style:font-size-asian="15pt" style:font-size-complex="15pt"/>
    </style:style>
    <style:style style:name="P51" style:family="paragraph" style:parent-style-name="Standard">
      <style:paragraph-properties fo:margin-left="0cm" fo:margin-right="0cm" fo:line-height="150%" fo:text-indent="0.635cm" style:auto-text-indent="false" style:writing-mode="page">
        <style:tab-stops>
          <style:tab-stop style:position="2.671cm"/>
        </style:tab-stops>
      </style:paragraph-properties>
      <style:text-properties style:font-name="Arial" fo:font-size="15pt" style:font-size-asian="15pt" style:font-size-complex="15pt"/>
    </style:style>
    <style:style style:name="P52" style:family="paragraph" style:parent-style-name="Standard">
      <style:paragraph-properties fo:margin-left="0cm" fo:margin-right="0cm" fo:line-height="150%" fo:text-indent="0.635cm" style:auto-text-indent="false" style:writing-mode="page">
        <style:tab-stops>
          <style:tab-stop style:position="3.014cm"/>
        </style:tab-stops>
      </style:paragraph-properties>
      <style:text-properties style:font-name="Arial" fo:font-size="15pt" style:font-size-asian="15pt" style:font-size-complex="15pt"/>
    </style:style>
    <style:style style:name="P53" style:family="paragraph" style:parent-style-name="Standard">
      <style:paragraph-properties fo:margin-left="0cm" fo:margin-right="0cm" fo:line-height="150%" fo:text-indent="0.635cm" style:auto-text-indent="false" style:writing-mode="page">
        <style:tab-stops>
          <style:tab-stop style:position="3.24cm"/>
        </style:tab-stops>
      </style:paragraph-properties>
      <style:text-properties style:font-name="Arial" fo:font-size="15pt" style:font-size-asian="15pt" style:font-size-complex="15pt"/>
    </style:style>
    <style:style style:name="P54" style:family="paragraph" style:parent-style-name="Standard">
      <style:paragraph-properties fo:margin-left="0cm" fo:margin-right="0cm" fo:line-height="150%" fo:text-indent="0.635cm" style:auto-text-indent="false" style:writing-mode="page">
        <style:tab-stops>
          <style:tab-stop style:position="14.914cm"/>
        </style:tab-stops>
      </style:paragraph-properties>
    </style:style>
    <style:style style:name="P55" style:family="paragraph" style:parent-style-name="Standard" style:list-style-name="" style:master-page-name="">
      <style:paragraph-properties fo:line-height="150%" style:page-number="auto" style:writing-mode="page"/>
      <style:text-properties style:font-name="Arial" fo:font-size="15pt" style:font-size-asian="15pt" style:font-size-complex="15pt"/>
    </style:style>
    <style:style style:name="P56" style:family="paragraph" style:parent-style-name="Standard">
      <style:paragraph-properties fo:line-height="150%" style:writing-mode="page"/>
      <style:text-properties style:font-name="Arial" fo:font-size="15pt" officeooo:rsid="001f5f01" officeooo:paragraph-rsid="001f5f01" style:font-size-asian="15pt" style:font-size-complex="15pt"/>
    </style:style>
    <style:style style:name="P57" style:family="paragraph" style:parent-style-name="Standard" style:list-style-name="">
      <style:paragraph-properties fo:line-height="150%" style:writing-mode="page">
        <style:tab-stops>
          <style:tab-stop style:position="1.187cm"/>
        </style:tab-stops>
      </style:paragraph-properties>
      <style:text-properties style:font-name="Arial" fo:font-size="15pt" style:font-size-asian="15pt" style:font-size-complex="15pt"/>
    </style:style>
    <style:style style:name="P58" style:family="paragraph" style:parent-style-name="Standard" style:list-style-name="">
      <style:paragraph-properties fo:line-height="150%" style:writing-mode="page">
        <style:tab-stops>
          <style:tab-stop style:position="1.162cm"/>
        </style:tab-stops>
      </style:paragraph-properties>
      <style:text-properties style:font-name="Arial" fo:font-size="15pt" style:font-size-asian="15pt" style:font-size-complex="15pt"/>
    </style:style>
    <style:style style:name="P59" style:family="paragraph" style:parent-style-name="Standard">
      <style:paragraph-properties fo:line-height="150%" style:writing-mode="page">
        <style:tab-stops>
          <style:tab-stop style:position="1.91cm"/>
        </style:tab-stops>
      </style:paragraph-properties>
      <style:text-properties style:font-name="Arial" fo:font-size="15pt" style:font-size-asian="15pt" style:font-size-complex="15pt"/>
    </style:style>
    <style:style style:name="P60" style:family="paragraph" style:parent-style-name="Standard" style:list-style-name="">
      <style:paragraph-properties fo:line-height="150%" style:writing-mode="page"/>
      <style:text-properties style:font-name="Arial" fo:font-size="15pt" style:font-size-asian="15pt" style:font-size-complex="15pt"/>
    </style:style>
    <style:style style:name="T1" style:family="text">
      <style:text-properties fo:color="#000000" style:text-position="-25% 58%" style:font-name="Arial" fo:font-size="15pt" style:font-size-asian="15pt" style:font-size-complex="15pt"/>
    </style:style>
    <style:style style:name="T2" style:family="text">
      <style:text-properties style:font-name="Arial" fo:font-size="15pt" style:font-size-asian="15pt" style:font-size-complex="15pt"/>
    </style:style>
    <style:style style:name="T3" style:family="text">
      <style:text-properties style:font-name="Arial" fo:font-size="15pt" officeooo:rsid="002237c1" style:font-size-asian="15pt" style:font-size-complex="15pt"/>
    </style:style>
    <style:style style:name="T4" style:family="text">
      <style:text-properties officeooo:rsid="001f5f01"/>
    </style:style>
    <style:style style:name="T5" style:family="text">
      <style:text-properties officeooo:rsid="0020775d"/>
    </style:style>
    <style:style style:name="T6" style:family="text">
      <style:text-properties officeooo:rsid="002237c1"/>
    </style:style>
    <style:style style:name="T7" style:family="text">
      <style:text-properties officeooo:rsid="002345ee"/>
    </style:style>
    <style:style style:name="Sect1" style:family="section">
      <style:section-properties fo:margin-left="2.54cm" fo:margin-right="2.54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11"><text:bookmark text:name="bookmark0"/>Slováci, koho voliť?</text:p>
        <text:p text:style-name="P56">Vácslav Vrbina</text:p>
        <text:p text:style-name="P56"/>
        <text:p text:style-name="P56">I.</text:p>
        <text:p text:style-name="P56"/>
        <text:p text:style-name="P4">Drahý ľ<text:span text:style-name="T4">u</text:span>d môj slove<text:span text:style-name="T4">n</text:span>ský! Tak ťa milujem, že by som ti dal krve svojho srdca, len aby si sa aj ty naučil miloval seba; vďačne obetoval by som dušu svoju, len aby si mi uveril, že celá moja snaha smeruje k tomu, aby som napomohol tvoje šťastie, tvoje dobro.</text:p>
        <text:p text:style-name="P4">Ver teda i ty mne, prečítaj pilne túto knižku, až do konca; ubezpečujem ťa, že v nej niet šiaľby, ani klamu, a preto tieto riadky zapíš si hlboko do srdca. Ke<text:span text:style-name="T4">ď</text:span> to urobíš, nadobudneš sebavedomia, vysvobodíš sa z dosavádneho po­níženia, strasieš so seba biedu a zármutok, zasvitne i tebe jasná chvíľa, dom<text:span text:style-name="T4">ô</text:span>žeš sa svojich práv, budeš svobodným, rovnoprávnym občanom tejto našej vlasti.</text:p>
        <text:p text:style-name="P4"><text:span text:style-name="T4">Ľ</text:span>ud môj drahý slovenský, ty hviezda môjho cítenia a myslenia! Moja nekonečná láska k tebe bude skvele odmenená, ke<text:span text:style-name="T4">ď</text:span> poznáš t<text:span text:style-name="T4">ú</text:span> pravdu: že svojho nešťastia bol si si hlavne sám príčinou, keď nestaral si sa sám o seba, keď trpezlive znášal si ústrky a útisky, keď veril a dôveroval si takým ľuďom, ktorí za práva tvojej reči, za polepšenie tvojich majetkových pomerov nepreložili ani krížom slamy, ba pred svetom han­bili sa za teba, tebou opovrhovali, k tvojmu rodu a pôvodu sa nepriznávali.</text:p>
        <text:p text:style-name="P4">Nuž či ty, ľud môj slovenský, naozaj si taký opovrhnutia hodný, že aj tvoji zástupcovia, snemoví vyslanci, majú sa hanbiť za teba? Či si ty len na to, aby si na nich hlasoval, daň platil a krv dával? Hoj, <text:soft-page-break/>vypni hrdo prsia svoje, postav sa na vlastné nohy, veď k tomu máš prirodzené i zákonné právo.</text:p>
        <text:p text:style-name="P4">Veď tvoja sladká materinská reč je ľ<text:span text:style-name="T4">ú</text:span>bozvučná, ako žiadna iná; veď tebou obývaný kraj je plný krás; veď ty si naj­starším synom tejto našej vlasti, ona celá je posvätená prachom a popolom tvojich otcov. Znaj, ľud slovenský, že tvoja reč, tvoje spevy ozývaly sa tu po chalupách a hradoch už vtedy, keď o iných národoch naša vlasť ešte ani nechyrovala.</text:p>
        <text:p text:style-name="P3">Máš teda neodškriepiteľné staré právo na to, aby si <text:span text:style-name="T4">ť</text:span>a ctil a vážil celý svet.</text:p>
        <text:p text:style-name="P4">Aj teraz ešte vždy ozdobený si kresťanskými cnosťami, si pobožný, pracovitý, pokojamilovný, pohostinný, nesiahaš kradmou rukou za cudzím majetkom, nechceš obrať iných o práva, verný si vlasti a kráľovi, a za toto všetko akú máš odmenu?</text:p>
        <text:p text:style-name="P4">Biediš, mozoluješ, živoríš, hynieš a, bohužiaľ, utekáš preč zo svojej dedovizne — <text:span text:style-name="T4">ď</text:span>aleko za more.</text:p>
        <text:p text:style-name="P4">No ešte si tu, ešte stojí vysoká Tatra, a pokiaľ ona stáť bude, budeš žiť i ty.</text:p>
        <text:p text:style-name="P4">S prvým januárom vstúpili sme do nového stoletia. Rad je aj na tebe, ľud môj drahý, aby si so starým stoletím sl<text:span text:style-name="T4">h</text:span>odil so seba staré otrocké šaty a aby si vzal na seba rúcho nové. Dlho si driemal v nečinnosti, záhalke, dosť si sa už naslúžil iným; zima minula, nastala jar, celá príroda prebudila sa k <text:span text:style-name="T4">no</text:span>vému životu, nuž nasleduj i ty Boží príkaz a precitni i ty.</text:p>
        <text:p text:style-name="P4">A ke<text:span text:style-name="T4">ď</text:span> prec<text:span text:style-name="T4">í</text:span>tneš, ke<text:span text:style-name="T4">ď</text:span> budeš si vedomý svojho významu a priložíš ruky k spoločnej práci, prestanú tvoje biedy, utrpenia, tvoje uníženie, a Slovák bude zase tým, čím býval inohdá: cteným, <text:soft-page-break/>váženým, slávnym synom tejto vlasti.</text:p>
        <text:p text:style-name="P4">Nuž, nec<text:span text:style-name="T4">h</text:span>že stane sa tak!</text:p>
        <text:h text:style-name="P12" text:outline-level="3"><text:bookmark-start text:name="bookmark1"/>II. Rodáci! v svojich rukách držíte svoj osud.<text:bookmark-end text:name="bookmark1"/></text:h>
        <text:p text:style-name="P4"/>
        <text:p text:style-name="P36">Drahí bratia! <text:span text:style-name="T4">Č</text:span>i ste kedy premýšľali, prečo sme my, praobyvatelia vlasti našej uhorskej, národne utlačení, prečo u nás verejné ťarchy a dane s roka na rok rastú a to vtedy, ke<text:span text:style-name="T4">ď</text:span> obyvateľstvo neprestajne väčšmi a väčšmi na majetku upáda? Nazdávam sa, že s týmito veciami málo ste sa dosiaľ zaoberali, lebo keby ste boli o nich vážne rozmýšľali, boli by ste sa starali o odpomoc.</text:p>
        <text:p text:style-name="P4">Ja vám hovorím, že naše šťastie i nešťastie, naše dobro a zlo spočíva vo vašich rukách, a od nikoho druhého, len od vás a jedine od vás závisí, aby terajšie zlé časy pominuly a aby nastala nám všetkým v každom ohľade doba lepšia.</text:p>
        <text:p text:style-name="P4">Mnohému bude sa to zdať divným a nejeden nedôverčivo pokrúti hlavou. „Ve<text:span text:style-name="T4">ď</text:span> keby to záviselo od nás,“ zvoláte, „všetci by sme na to pristali, lebo len blázon a hlupák by to musel byť, čo by si neprial polepšenia svojho osudu.“</text:p>
        <text:p text:style-name="P4">A predsa vyslovil som čistú pravdu, ktorú i dokážem. Čujte!</text:p>
        <text:p text:style-name="P4">Aby ma každý dobre pochopil, ako máme si pomáhať, predovšetkým treba nám vedieť, že v našej vlasti zákony donášajú krajinskí občania s odobrením kráľovým. Krajinskí občania ste i vy, drahí bratia, teda pri donášaní zákonov máte účasť i vy, a síce tak, že volíte si svojich zástupcov, tak­zvaných snemových vyslancov (ablegátov), ktorí potom v sneme menom vaším navrhujú a odhlasujú zákony. Len ten návrh zákona stane sa platným <text:soft-page-break/>zákonom, ktorý donesú na sneme ablegáti.</text:p>
        <text:p text:style-name="P4">Je teda jasné, že ľud drží v rukách svoj osud.</text:p>
        <text:p text:style-name="P4">Vy, drahí bratia, dľa krajinskej ústavy máte právo a nie­len právo, ale aj moc vyvoli<text:span text:style-name="T4">ť</text:span> si takých snemových vyslancov, ktorí budú skutočne vašimi opravdovými zástupcami, ktorí, budú robiť len to, čo vy chcete a také zákony donášať, aké vy chcete ma<text:span text:style-name="T4">ť</text:span>, aby vám boly na osoh a nie na škodu.</text:p>
        <text:p text:style-name="P4">Roľníci a remeselníci, vy tvoríte väčšinu v každom vo­lebnom okrese, a ke<text:span text:style-name="T4">ď</text:span> všetci postavíte sa pod zástavu svojho slovenského kandidáta, ani brány pekelné vám neodolajú, vaša vôľa musí zvíťaziť.</text:p>
        <text:p text:style-name="P4">Voličom byť, je veliké právo, ktoré všetci máme si vy­soko vážiť. Preto každý volič nech považuje svoj volebný hlas za drahocenný poklad; predať ho nesmie za žiadnu cenu. Svojimi volebnými hlasmi sme v stave zachrániť krajinu od záhuby. Len od našej svornosti a zaujatosti závisí, aby sme zákonnou cestou zlé zákony zamenili za lepšie a pripravili si spokojný a blažený život.</text:p>
        <text:p text:style-name="P4">Ešte raz privolávam vám, drahí bratia, že v svojich ru­kách držíte svoje osudy!</text:p>
        <text:h text:style-name="P13" text:outline-level="3"/>
        <text:h text:style-name="P57" text:outline-level="3"><text:bookmark-start text:name="bookmark2"/>III. Krajinské nešťastie.<text:bookmark-end text:name="bookmark2"/></text:h>
        <text:p text:style-name="P4"/>
        <text:p text:style-name="P36">Bolo to radosti, ke<text:span text:style-name="T4">ď</text:span> koncom päťdesiatych rokov v minulom století durili sme nemeckých úradníkov von z krajiny, a nám boly vrátené ústavné práva. Po celej vlasti rečnilo sa o svobode, bratstve, rovnosti; istí páni prisahali sa, že budú zastávať úrady bezplatne, a nám Slovákom sľubovali, že naše národné práva budú šetriť a ctiť.</text:p>
        <text:p text:style-name="P4"><text:soft-page-break/>Tešili sme sa všetci a kochali sme sa nádejou, že slo­venský ľud, osvobodený od poddanstva, bude závodiť na poli osvety s ostatnými národami krajiny.</text:p>
        <text:p text:style-name="P4">Stavali sme si zlaté zámky, že hmotný dobrobyt ľudu bude sa veľadiť a bude nám tak dobre, ako nikdy predtým.</text:p>
        <text:p text:style-name="P4">Avšak stalo sa ináč. Vypísané boly snemové voľby. Bý­valí zemskí páni uchádzali sa o dôveru ľudu. Nastala tuhá kortešačka, krčmárom nastaly dobré časy, jedlo sa, pilo sa vo dne v noci.</text:p>
        <text:p text:style-name="P4">„Užime, ke<text:span text:style-name="T4">ď</text:span> dávajú nám za darmo — iljen!“ hučal krik po dedinách.</text:p>
        <text:p text:style-name="P4"><text:span text:style-name="T4">Ľ</text:span>ud vtedy ešte nebol zrelý pre ústavné práva, nechápal, že má si voliť plnomocníka, ktorý ho má zastupovať v sneme, Nenahliadal tú jednoduchú pravdu, že ke<text:span text:style-name="T4">ď</text:span> požiadam niekoho, aby ma zastupoval, bránil, ten že nemá začo mňa traktovať, práve naopak, že ja si ho mám uctiť.</text:p>
        <text:p text:style-name="P4">Výsledok volieb je nám známy. Všetci vieme, že na večnú hanbu našu poctivosť a pravda ostaly v menšine a zvíťazila korhelica.</text:p>
        <text:p text:style-name="P4">Smutné následky nevystaly.</text:p>
        <text:p text:style-name="P4">Zvolení vyslanci zabudli na ľud, po voľbe ani sa neob­zreli o svojich voličov, ba s opovržením hľadeli na nich, ako na korheľov, ktorí zapredali svoje ústavné práva. Ablegáti boli presvedčení, že svoje vyvolenie za drahý groš si kúpili, a preto starali sa hlavne o to, aby dostali sa k mastným hrncom, žeby volebné výdavky mohli si nahradiť.</text:p>
        <text:p text:style-name="P4"><text:span text:style-name="T4">Ľ</text:span>ud v svojej nevedomosti čakal, kedy budú mu padať do úst sľubované pečené holuby.</text:p>
        <text:p text:style-name="P4">Čakal a čaká posiaľ, ale darmo.</text:p>
        <text:p text:style-name="P4"><text:soft-page-break/>Miesto bratstva, rovnoprávnosti, zbohatnutia dostalo sa nám zaznania, nešetrnosti, zchudobnenia. Krajina zamotaná je do veľkých dlžôb. Máme navymýšľané celé kopy nových úradov; vybačovaných ministrov, županov, úradníkov očaká­vajú mastné penzie, ba ani ablegáti nezabudli na seba, i oni povýšili si dennú mzdu. No nezabudli ani na ľud, i tento, ob­darovali civilnými sobášmi, matrikami, ťažkými daniami, nesrozumiteľnými citáciami.</text:p>
        <text:p text:style-name="P4">Drahí bratia! Teraz už myslím, nenájde sa nikto, čo osmelil by sa povedať, „že to traktovanie bolo — zadarmo.“ Hoj za­platili sme my ho, a to krvopotne a zaplatíme ešte krvopotnejšie, ak nepričiníme sa o to, aby doterajšiemu zlému šafá­reniu hrádza bola postavená.</text:p>
        <text:p text:style-name="P4">Tento neblahý stav trvá už vyše štvr<text:span text:style-name="T4">ť</text:span>stoletia. Tak <text:span text:style-name="T4">ď</text:span>aleko veci došl<text:span text:style-name="T4">y</text:span>, že v obecenstve darmo by sme hľadali <text:span text:style-name="T4">č</text:span>lo­veka, ktorý by povedal, že je s krajinským hospodárením spokojný.</text:p>
        <text:p text:style-name="P4">Na vás, drahí bratia, je rad, aby ste svojej nespokojnosti dali výraz skutkom a to tak, že k doterajším vyslancom, ktorí nám navarili tejto kaše, pri nastávajúcich voľbách obrátite sa chrbtom.</text:p>
        <text:p text:style-name="P4">Mňa tento smutný, beznádejný stav tak bolí, že by som si radšej jazyk odhryznul, ako by som mal dať hlas svoj ta­kému kandidátovi, ktorý nemá smelosti postaviť sa proti te­rajšiemu neriadu v krajine.</text:p>
        <text:p text:style-name="P4">Neľakám sa toho, že vyhlásený budem za buriča. Áno, budem búriť, ale len tak, ako zákon dovoľuje. Mne je budú­cnosť rodiny a sláva vlasti viac, ako prázdne sľuby. Preto budem pri voľbe hlasovať na takého kandidáta, ktorý je nie len kosť z kosti, krv z krve mojej, ale ktorý aj cíti biedu a útrapy slovenského národa.</text:p>
        <text:p text:style-name="P4">Neľakajte sa ani vy, drahí bratia zlomyslných nadávok, ve<text:span text:style-name="T4">ď</text:span> celý svet obdivuje našu vernosť k vlasti a kráľovi, našu prítulnosť k <text:soft-page-break/>ústave a zákonu, a práve preto nikto nemá práva nám ubližovať a najmenej úradníci, ktorých my platíme.</text:p>
        <text:p text:style-name="P4">Dosť sme sa natrpeli, dosť namozoľovali. Je svrchovaný čas, aby sme sa už raz postavili na vlastné nohy a aby sme netrpeli, žeby iní mysleli za nás.</text:p>
        <text:p text:style-name="P4">Nuž zvolajme jednohlasne všetci: nech <text:span text:style-name="T4">ž</text:span>ije slovenský kan­didát!</text:p>
        <text:h text:style-name="P14" text:outline-level="2"/>
        <text:h text:style-name="P58" text:outline-level="2"><text:bookmark-start text:name="bookmark3"/>IV. Slovenská národná strana.<text:bookmark-end text:name="bookmark3"/></text:h>
        <text:p text:style-name="P3"/>
        <text:p text:style-name="P4"><text:span text:style-name="T4">Č</text:span>o je to tá slovenská národná strana? Ačkoľvek by sme vedeli všetci dať odpove<text:span text:style-name="T4">ď</text:span> na túto otázku, predsa myslím, že nebude škodiť ke<text:span text:style-name="T4">ď</text:span> prehovorím o nej.</text:p>
        <text:p text:style-name="P4">Náš slovenský národ po<text:span text:style-name="T4">č</text:span>ituje v skutočnosti do troch millionov duší. Ako v pšenici nájde sa kúkol, tak aj v našom kraji nachodí sa mnoho takých ľudí, ktorí napriek tomu, že narodili sa medzi Slovákmi a že pochodia zo slovenskej krve, zo slovenskej matky, nepokladajú sa za Slovákov. O takých hovoríme, že sa svojmu rodu odrodili.</text:p>
        <text:p text:style-name="P4">Avšak, sláva Bohu, všetci sme sa neodrodili. Slovenský národ má aj verných synov, ktorí s hrdosťou vyznávajú, že sú oni Slováci a Slovákmi zostanú, i keby za svoj rod mali šibenicu podstúpiť.</text:p>
        <text:p text:style-name="P4">Títo mužovia vzali si za cieľ: milovať slovenský ľud, vzde­lávať a priviesť ho k sebavedomiu a neustať v práci dotia<text:span text:style-name="T4">ľ</text:span>, kým Slovák v svojej otčine nebude i v jazykovom ohľade rovno­právnym s ostatnými národami Uhorska, a sú toho presved­čenia, že len svobodný národ, ktorý je spokojný so svojim osudom, môže sa stať užitočným synom našej drahej vlasti.</text:p>
        <text:p text:style-name="P4"><text:soft-page-break/>K slovenskej národnej strane patria teda roľníci, remesel­níci, mešťania, vzdelaní a učení ľudia, slovom všetci tí, ktorí horlia za práva reči a za hospodárske a politické záujmy slo­venského ľudu.</text:p>
        <text:p text:style-name="P4">Slovenská národná strana tomuto vznešenému cieľu zo­stala voždy vernou.</text:p>
        <text:p text:style-name="P4">Aby slovenský národ na poli osvety nezaostal a aby sa mohol postaviť do radu vzdelaných národov, slovenská ná­rodná strana ešte 1863 roku založila spolok Slovenskú Maticu. Tento spolok mal prebúdzať ľud k sebavedomiu a vydávať knihy. Ten cieľ našiel uznania a pochvaly i na najvyššom mieste, lebo aj Jeho veličenstvo náš kráľ Fraňo Jozef I. vstúpil za úda spolku a dal „Slovenskej Matici“ tisíc-zlatový dar. Slo­venský ľud pochopil dôležitosť tohoto ústavu a složil pre spo­lok do stotisíc zlatých r. <text:span text:style-name="T4">č</text:span>., ako základinu, okrem toho obe­toval mnohé drahocennosti pre Museum, ba aj kúpil spolkovú budovu. No našli sa závistníci, ktorým šírenie slovenskej vzde­lanosti klalo oči, a krajinská liberálna vláda ukrutným spôsobom zatvorila „Slovenskú Maticu“ a shabala i peniaze, i muzeálne poklady.</text:p>
        <text:p text:style-name="P4">Čujte, drahí bratia, a zapíšte si to dobre do pamäti: ne­našiel sa ani jeden vami zvolený, snemový vyslanec, ktorý by bol vládu bral na zodpovednosť, ba vaši vyslanci krčili sa, osla­vovali vládnu svevoľu.</text:p>
        <text:p text:style-name="P4">Však to boli svedomití zástupcovia slovenského ľudu — tí ablegáti!</text:p>
        <text:p text:style-name="P4">Slovenská národná strana v rokoch šesdesiatych v minu­lom století založila tri slovenské gymnázia vo Veľkej Revúci, v Kláštore pod Zniovom a v Turčianskom Sv. Martine. V týchto školách <text:soft-page-break/>starostliví učbári svedomite plnili svoje povinnosti: učili žiakov, aby nehanbili sa za svojich slovenských rodičov, aby voždy boli hrdí na to, že z vôle Božej narodili sa tu v tomto utešenom slovenskom kraji. Toto zase tým oči klalo, <text:span text:style-name="T4">č</text:span>o sa odrodili a zapreli svoju slovenskú mater. Spustili škrek, že Ma<text:span text:style-name="T4">ď</text:span>ari sú v nebezpečí, lebo čo chvíľa že slovenské školy vychovajú toľko vlastencov, že títo zaplavia celú krajinu a ju poslovenčia. Sprostá, naničhodná klebeta: ve<text:span text:style-name="T4">ď</text:span> Slovák nikdy neozbíjal spolubližného o jeho práva, tým menej Ma<text:span text:style-name="T4">ď</text:span>arov, s kto­rými chceme žiť v dobrom súsedskom priateľstve.</text:p>
        <text:p text:style-name="P5">I stalo sa, že divý krik a utrhačné zúrenie našich nepriaznivcov našly sluchu i u vlády i u verejnosti. Proti naším školám zaviedli vyšetrovanie, no „viny na nich nenalezli“; dokázalo sa len toľko, že žiaci milujú svoj národ a nechcú zapreť svoj slovenský pôvod. U druhých národov od takého, čo zapre svoj národ, všetci poriadni ľudia odvrátili by sa s ošklivosťou, no našej mravnej a bohumilej mládeži vernosť k jazyku otcov pripočítali za neodpustiteľný hriech a preto zatvorili a zničili naše gymnásia.</text:p>
        <text:p text:style-name="P4">A drahí bratia, vami zvolení snemoví vyslanci nielen, že ne bráni<text:span text:style-name="T4">li</text:span> naše stánky vzdelanosti, ale pomáhali ich rúcať.</text:p>
        <text:p text:style-name="P4"><text:span text:style-name="T4">Š</text:span>kodníci nášho ľudu mysleli, že vykynožia slovenského ducha. Krátkozrakí, nepomysleli, že slovenský národ prežil i Tatárov i Turkov a prežije i všetkých svojich nepriateľov. Ve<text:span text:style-name="T4">ď</text:span> hľa s radosťou vidíme, že rady slovenských vlastencov nie žeby redly, ale rastú každým dňom a ne<text:span text:style-name="T4">ď</text:span>aleko už ten <text:span text:style-name="T4">č</text:span>as, kde slovenský ľud úplne precitne, prebudí sa a s opovržením od­vráti sa do neprajníkov a zlostných zhubcov.</text:p>
        <text:p text:style-name="P4">Že v našom národe šíri sa sebavedomie, za to, drahí bratia, <text:soft-page-break/>máme sa po<text:span text:style-name="T4">ď</text:span>akovať tým obetivým, šľachetným mužom, ktorí radšej zriekli sa pohodlia, vyznačenia, vysokých hodností, bo­hatých dôchodkov, než by boli zradne opustili slovenskú stranu.</text:p>
        <text:p text:style-name="P4">Drahí bratia, títo mužovia zasl<text:span text:style-name="T4">ú</text:span>ža, aby sme sa k nim vinuli všetci, ich v ťažkom boji neopúšťali a na ich slová po­slúchali, lebo oni dokázali, že cirkev a vlasť je im nadovšetko, že v svojom srdci nosia celý národ.</text:p>
        <text:p text:style-name="P4">Preto každý úprimný Slovák bez rozdielu stavu a povo­lania, či katolík, či evanjelik nech drží za svoju prvú občiansku povinnosť: považovať sa za úda „Slovenskej národnej strany “ Ke<text:span text:style-name="T4">ď</text:span> sa sjednotíme, premôžeme všetky ťažkosti a vyvolíme verných synov národa za snemových vyslancov.</text:p>
        <text:p text:style-name="P4">Milujme sa, nedajme sa, bratia jednej rodiny!</text:p>
        <text:h text:style-name="P18" text:outline-level="2"/>
        <text:h text:style-name="P37" text:outline-level="2"><text:span text:style-name="T4">Čo</text:span><text:bookmark-start text:name="bookmark4"/> chce slovenská národná strana?<text:bookmark-end text:name="bookmark4"/></text:h>
        <text:p text:style-name="P4"/>
        <text:p text:style-name="P36">Slovenská národná strana od svojho vzniku stála voždy na ústavnom stanovisku; jej účinkovanie smerovalo k sláve vlasti a ku prospechu celého obyvateľstva krajiny. Ona hlása lásku medzi uhorskými národami a zasadzuje sa za to, aby slovenskému ľudu neboly zadržiavané jeho prirodzené a zákonami zabezpečené práva, a chce dosiahnuť to, aby tie zá­kony, ktoré nezodpovedajú potrebám obyvateľstva, nahradené boly lepšími zákonami.</text:p>
        <text:p text:style-name="P4">Dňa 11. apríla tohto 1901. roku sišli sa dôverníci slo­venskej národnej strany v Turčianskom Sv. Martine zo všet­kých strán krajiny a k nastávajúcim snemovým voľbám, ktoré budú ešte tohto roku, ustálili nasledovný:</text:p>
        <text:h text:style-name="P16" text:outline-level="1"><text:bookmark-start text:name="bookmark5"/><text:soft-page-break/>volebný program slovenskej národnej strany.<text:bookmark-end text:name="bookmark5"/></text:h>
        <text:p text:style-name="P4"/>
        <text:p text:style-name="P36">Podávam vám ho, drahí bratia, v doslovnom znení, aby každý z vás vedel, čoho sa držať a čo od kandidátov žiadať máte.</text:p>
        <text:p text:style-name="P19"/>
        <text:p text:style-name="P38">I. Sme za celistvos<text:span text:style-name="T4">ť</text:span>, nerozdielnos<text:span text:style-name="T4">ť</text:span> a neodvislos<text:span text:style-name="T4">ť</text:span> našej vlasti uhorskej.</text:p>
        <text:p text:style-name="P4">Drahí bratia! Ke<text:span text:style-name="T4">ď</text:span> pozreme do minulosti, presvedčíme sa, že slovenský národ bral činnú účasť pri zakladaní krajiny a aj v tých najťažších a najnebezpečnejších časoch dokázal sa byť spoľahlivým obrancom jej práv a samostatnosti.</text:p>
        <text:p text:style-name="P4">Z dejepisu vieme, že ke<text:span text:style-name="T4">ď</text:span> suroví Tatari zaplavili krajinu naši praotcovia to boli, ktorí privinuli k sebe kráľa Belu štvrtého a poskytli mu bezpečného útulku na zniovskom hrade v Turci. A ke<text:span text:style-name="T4">ď</text:span> za tým divokí Turci podmanili si celé Dolniaky i s Budínom a Peštou, zase len slovenské stolice to boly, ktoré stály sa nedobytnou hradbou; slovenské ramená zachránily vlasť pred mohamedánskou porobou. <text:span text:style-name="T4">V</text:span> tých časoch aj krajinské snemy vydržiavané boly na slovenskom území.</text:p>
        <text:p text:style-name="P4">Slovenská prítulnosť k vlasti je svetoznáma. Preto slo­venská národná strana v svojom volebnom programe na po­prednom mieste osvedčuje slávnostne, že nedovolí, aby krajina bola politicky trhaná na čiastky a netrpí, aby vlasť naša pod­riadená bola cudzej moci.</text:p>
        <text:p text:style-name="P4">Naša vernosť je skalopevná a len nesvedomití ľudia a národní zradcovia sú v stave do pochybnosti brať naše úprimné vlastenectvo.</text:p>
        <text:p text:style-name="P6">II. Ako Slováci žiadame uznanie a urovnoprávnenie slo­venského <text:soft-page-break/>jazyka v <text:span text:style-name="T5">š</text:span>kole, pri súde a pri úradoch, menovite aby 44. zákonný článok z roku 1868 bol uvedený do života.</text:p>
        <text:p text:style-name="P4">Drahí bratia! Slovenská národná strana plní len svoju vlasteneckú povinnosť, že v svojom volebnom programe žiada, aby naša materinská reč prestala byť v školách, pri úradoch a súdoch takou popelkou, ako je dnes.</text:p>
        <text:p text:style-name="P4">Naša slovenčina nezasluhuje toho odstrkovania. Vieme to všetci, že svätí bratia Cyrill a Method, títo veľkí apošto­lovia slovanskí, už pred tisíc rokmi zvestovali našim predkom slovo Božie po slovensky, že na korunovačnom plášti uhor­ských kráľov a na kráľovskom mešci stojí vyšitá nasledovná modlitba : „Hospodine bu<text:span text:style-name="T5">ď</text:span> milosť tvoja na nás teraz i na veky. Obráť obličaj Svoj na nás a smiluj sa.“ Áno vieme i to, že kráľ <text:span text:style-name="T5">Ž</text:span>igmond otvoril krajinský snem slovenskou prímluvou, že kráľ Matej Korvín rozkázal, aby v chráme Svätého <text:span text:style-name="T5">Ž</text:span>igmonda v Budíne odbývaly sa služby Božie slovensky a nie latinsky. A konečne vieme i to, že uhorskí králi vydávali slovenské listiny a prípisy, ba že aj Jeho Veličenstvo náš pán kráľ 1866. roku vydal „Ohlas“ k uhorským národom aj v našej sladkej reči materinskej.</text:p>
        <text:p text:style-name="P4">Pamätáme, že slovenčina mala platnosť v slovenskom kraji i v školách, pri súdoch a úradoch až do r. 1872.</text:p>
        <text:p text:style-name="P4">Z tohoto vidíte, drahí bratia, že slovenská národná strana nežiada nič nového, neslušného, ale len to, aby národnostný zákon, ktorý nám zabezpečuje naše národné práva, bol uve­dený do života.</text:p>
        <text:p text:style-name="P4">Tento zákon zreteľne nakladá vláde, aby Slováci boli vychovávaní v svojej materinskej reči a tým cieľom, aby na našom vidieku postavila školy.</text:p>
        <text:p text:style-name="P4"><text:soft-page-break/>Tak zákon káže, no naša vláda nielen že nezachováva predpisy toho zákona, ale práve pomáhala rúcať naše gymnásia, naše školy, a proti zreteľnej písmene zákona nedovolí, aby sme si my Slováci mohli aspoň jed<text:span text:style-name="T5">nu</text:span> vyššiu školu založiť za svoje peniaze.</text:p>
        <text:p text:style-name="P4">Spomenutý zákon nakladá súdom, aby prijímaly žaloby a prosby slovenské a aby ich po slovensky vybavily.</text:p>
        <text:p text:style-name="P4">Bohužiaľ, neznám v celej vlasti ani jednoho sudcu, ktorý by zachoval toto zákonné ustanovenie.</text:p>
        <text:p text:style-name="P4">Drahí bratia! neraz smrštíte tvár, ke<text:span text:style-name="T5">ď</text:span> nerozumiete, čo v súdobnom uzavretí stojí, a vy musíte behať hore-dolu, ak chcete sa to dozvedieť. Koľko škody povstalo preto, menovite ke<text:span text:style-name="T5">ď</text:span> ten, kto vám to vysvetľuje, sám nevyzná sa dobre v ma­ďarčine.</text:p>
        <text:p text:style-name="P4">My nie sme nepriatelia maďarskej reči, ako takej, a nič by tým neutrpela, keby sudcovia a úradníci držali sa zákona a nám výroky a iné súdobné uzavretia doručovali v našej reči.</text:p>
        <text:p text:style-name="P4">Veď nie sme my pre vrchnosti, ale tieto sú pre nás, a my ich platíme.</text:p>
        <text:p text:style-name="P4">Slovenská národná strana neprestane nástojiť na tom, aby naše krajinským zákonom potvrdené národné práva neboly len mŕtvou literou na papieri, ale aby i vláda i všetky vrchnosti zákon v úctivosti mal<text:span text:style-name="T5">y</text:span> a plnily.</text:p>
        <text:p text:style-name="P4">Dosiaľ, drahí bratia, vami zvolení vyslanci za nás a naše národné práva nepreložili ani krížom slamy, ba práve oni to schvaľujú, že sa predpisy sákona neplnia. Preto slovenský ľud nepotrebuje takých ablegátov.</text:p>
        <text:p text:style-name="P20"/>
        <text:p text:style-name="P39">III. Žiadame revísiu cirkevno-politickýc<text:span text:style-name="T5">h</text:span> zákonov, menovite <text:soft-page-break/>zrušenie zákona o bezkonfessionálnosti.</text:p>
        <text:p text:style-name="P4">Pod cirkevno-politickými zákonami rozumieme zákon o nutnom civilnom sobáši, o matrikároch, a pod bezkonf<text:span text:style-name="T5">e</text:span>ssionálnosťou to právo, že uhorský občan nemusí patriť k žiadnemu náboženstvu!</text:p>
        <text:p text:style-name="P4">Tieto zákony nezodpovedajú kresťanskému duchu, a za­príčiňujú nám hmotné škody. Ani jeden verný kresťan ne­uspokojí sa s civilným sobášom, ale žiada, aby stav manželský cirkevne bol posvätený. Pri civilnom sobáši meškáme nielen drahý čas, beháme za rodnými listami a svedectvami, ale aj na každom kroku platíme kolky (štemple). Veru páni ablegáti mohli nás od toho ušetriť, nuž ale im nezáleží na tom, aby ľud bol chránený od zbytočných výdavkov.</text:p>
        <text:p text:style-name="P4">No nebolo treba ani civilných matrík. Predtým matriky viedli spoľahliví ľudia, farári, a viedli ich zadarmo. Dnes udržiavanie civilného matrikárstva stojí ročne polpiata milliona korún. Matrikári hovoria, že však ich platí krajina. To je už veru liberálna múdrosť. Nuž ktože udržiava krajinu? Veru nie matrikári, lež my, ľud. Tie milliony, ktoré matrikári dostá­vajú, prirátané sú nám do krajinskej dane, a tú musíme snášať zase len — my.</text:p>
        <text:p text:style-name="P4">Pre kresťanskú cirkev rozhodne nebezpečný je zákon o bezkonfessionálnosti. Dľa toho zákona ktokoľvek môže vystúpiť z cirkve a nepatriť k žiadnemu náboženstvu. My Slováci toto beznáboženstvo neschvaľujeme, nechceme ostať bez Boha, bez vlasti a národa.</text:p>
        <text:p text:style-name="P4">Slovenská národná strana pridŕža sa Boha Trojjediného a preto rozhodne žiada, aby tieto zákony boly zákonnou ce­stou vyzdvihnuté.</text:p>
        <text:p text:style-name="P4"><text:soft-page-break/>Drahí bratia, vy milujete Pána Boha, vy ste vernými vy­zn<text:span text:style-name="T5">a</text:span>vačmi svojho náboženstva, preto vašou svätou povinnosťou je, aby pri budúcich krajinských voľbách hlasovali ste len na toho kandidáta, ktorého bude vám odporúčať slovenská národná strana. Ubezpečujem vás, že takí vyslanci mužne zasadia sa za to, aby v našej vlasti kresťanské cirkve ujmu netrpely.</text:p>
        <text:p text:style-name="P21"/>
        <text:p text:style-name="P40">IV. Žiadame autonomiu cirkví.</text:p>
        <text:p text:style-name="P4"/>
        <text:p text:style-name="P36">Pod cirkevnou autonomiou rozumie sa „samospráva cirkve to jest, aby každá v krajine uznatá cirkev mohla sa sama spravovať, veľadiť.</text:p>
        <text:p text:style-name="P4">Slovenská národná strana chce, aby splnily sa slová Spasiteľa: „Dávajte, čo je cisárovo, cisárovi, a čo je Božieho, Bohu“. Teda svetská vláda nech nepovolane nemieša sa do čisto cirkevných otázok, a menovite chceme, aby dozor nad cirkevnými školami a základinami patril cirkvi.</text:p>
        <text:p text:style-name="P22"/>
        <text:p text:style-name="P41">V. Žiadame, aby štát všemožne staral sa o pozdvihnutie ľudového školstva na základoch prirodzených</text:p>
        <text:p text:style-name="P4">Dokázaná vec je, že ľudové školy, menovite tie, ktoré postavil štát v krajoch Slovákmi obývaných, ani zďaleka ne­zodpovedajú svojmu účelu. Ve<text:span text:style-name="T5">ď</text:span> všeobecná ponosa je, že v tých školách naše deti nenaučia sa ani len slovensky čítať a písať.</text:p>
        <text:p text:style-name="P4">Škola je na to, aby dieťa nadobudlo si v nej potrebných zná­most<text:span text:style-name="T5">í</text:span> pre život. Ale v takých školách, v ktorých väčšina času obracia sa na učenie maďarských slov, žiačik musí duševne zaostať. Tento <text:soft-page-break/>spôsob výchovy je mrhaním času a ohlupuje naše deti, lebo tých niekoľko sto maďarských slov i tak po zanechaní školy vyvetrie dieťaťu z pamäti.</text:p>
        <text:p text:style-name="P4">Nastavali nám škôldozorcov. My Slováci ich síce platíme, ale nemáme z nich úžitku. Tí si myslia, že sú len na to, aby rozširovali maďarisáciu a aby panovali nad učiteľmi.</text:p>
        <text:p text:style-name="P4">Učitelia na štátnych školách — <text:span text:style-name="T5">č</text:span>esť výnimkám — do­púšťajú sa smrteľného hriechu, keď hlavný čas vyučovania obracajú na vbíjanie do hlavy nesrozumite<text:span text:style-name="T5">ľ</text:span>nej reči, a k vôli pochvale od škôldozorcu alebo k vôli peňažnej odmene za­nedbávajú iné pre život potrebné predmety: ako náboženstvo, materinskú reč, zemepis, dejepis, počty, prírodopis.</text:p>
        <text:p text:style-name="P4">Týmto prevráteným, neprirodzeným pomerom slovenská národná strana chce urobiť koniec, preto žiada: aby vyučo­vanie dialo sa v srozumitelnej materinskej reči, lebo len na tomto základe možno vyučovať s prospechom.</text:p>
        <text:p text:style-name="P4">Dosavádni vaši snemoví vyslanci neozvali sa proti tomuto ohlupovaniu nášho dorostu, našej mládeže, preto, drahí bratia, nemôžeme mať k nim dôvery.</text:p>
        <text:p text:style-name="P23"/>
        <text:p text:style-name="P42">VI. Žiadame, aby uviedly sa také poriadky a zákony, ktoré slúžily by k pozdvihnutiu hospodársta, malého priemyslu a obchodu; preto žiadame, aby na našich stranách zakladaly sa po­trebám obecenstva zodpovedajúce hospodárske, priemyselné a ob­chodné školy na základe reči materinskej.</text:p>
        <text:p text:style-name="P4">Hospodári, priemyselníci a obchodníci naši s roka na rok väčšmi ponosujú sa na biedne pomery. Ponosa je všeobecná, ale vláda je <text:soft-page-break/>hluchá a nestará sa otcovsky o pozdvihnutie hospodárstva, priemyslu a obchodu. A ke<text:span text:style-name="T6">ď</text:span> aj poskytne pod­poru, tú nedostane malý hospodár alebo remeselník, ale len bohatý statkár alebo veľko-obchodník.</text:p>
        <text:p text:style-name="P4">Ako pečuje vláda o nás, vidno i z toho, že v našich slovenských krajoch takmer niet vzornej hospodárskej a prie­myselnej školy. Kupecké školy nezodpovedajú svojmu cie<text:span text:style-name="T6">ľ</text:span>u, proti nim ozývajú sa hlasy už aj z vládnych kruhov, len že snemoví vyslanci nemajú smelosti prinútiť vládu, aby v tomto ohľade stala sa náprava.</text:p>
        <text:p text:style-name="P4">Preto, drahí bratia, ak ozaj želáte si, aby hospodárom a remeselníkom bolo spomoženo a aby vaši synkovia boli vychovávaní za dokonalých znalcov hospodárstva, za dobrých priemyselníkov, kupcov a obchodníkov, a ak si želáte, aby domáci priemysel zkvitol, pri nastávajúcich voľbách musíte sa pričiniť o to, aby do snemu vyvolení boli za vyslancov takí mužovia, ktorí patria ku slovenskej národnej strane.</text:p>
        <text:p text:style-name="P24"/>
        <text:p text:style-name="P43">VII. Sme za to, aby obmedzilo sa svobodné delenie maloroľníckych majetkov. Zákonom nech určí sa aj istá minimálna čiastka majetku, aká potrebná je k živobytiu a túže nesvobodno majiteľovi odňa<text:span text:style-name="T6">ť</text:span> ani ju predať cestou exek<text:span text:style-name="T6">u</text:span>cie.</text:p>
        <text:p text:style-name="P4">Táto žiadosť patrí medzi životné otázky pre menších ho­spodárov a smeruje k tomu, aby chudobný človek nemohol prísť žiadnym spôsobom o to neve<text:span text:style-name="T6">ľ</text:span>a, čo má.</text:p>
        <text:p text:style-name="P4">Preto slovenská národná strana chce pracovať na tom, aby malých hospodárov štát vzal pod svoju ochranu a určil pre nich pozemkové minimum to jest istú čiastku majetku, ktorú nesmel by <text:soft-page-break/>ani súd odobrať, ani eksekútor odlicitovať a ktorá ostalo by vlastníkovi v každých okolnostiach. Pozemkové mini­mum malo by obnášať aspoň štyri štvorcové jutrá, bolo by osvobodené od dane a gazda nesmel by ho ani deliť, ani pre­dať, ani obťažiť dlžobami.</text:p>
        <text:p text:style-name="P4">Aby ste, drahí bratia, dôležitosť a vážnosť tejto otázky úplne pochopili, uvádzam ešte nasledovné.</text:p>
        <text:p text:style-name="P4">Istý roľník má šesť jutár pozemkov a je zad<text:span text:style-name="T6">ĺ</text:span>žený. Keby bolo zavedené pozemkové minimum, veriteľ nesmel by od­predať všetkých šesť jutár, ale len dve; štyri jutrá i na <text:span text:style-name="T6">ď</text:span>alej ostaly by vlastnosťou dlžníkovou, a takto bol by zachránený od žobráckej palice.</text:p>
        <text:p text:style-name="P4">Snemoví vyslanci avšak nemajú smyslu pre chudobu, lebo sýty lačnému neverí.</text:p>
        <text:p text:style-name="P4">Majú oni iné starosti. Tak nálež<text:span text:style-name="T6">i</text:span>te postarali sa o svo­jich kamarátov, úradníkov. Úradník i keby bol zad<text:span text:style-name="T6">ĺ</text:span>žený po uši, má z čoho žiť, lebo možno mu eksekvovať len ten ročný plat, ktorý prevyšuje 1600 korún. Peňažné minimum pre úradníka obnáša teda 1600 korún, na ktoré ani veriteľ ani eksekútor nesmie položiť ruky.</text:p>
        <text:p text:style-name="P4">Nie len úradník, ale aj roľník chce žiť.</text:p>
        <text:p text:style-name="P4">Veru, drahí bratia, sme my nedbajovia, že volili sme do­siaľ takých snemových vyslancov, ktorí dosiaľ nepreložili krí­žom slamy za maloroľníkov. Avšak dúfam, že teraz otvoria sa oči každému a pri voľbách dá hlas svoj tomu kandidátovi, ktorého bude odporúčať slovenská národná strana. Potom nebude tej sily, ktorá bola by vstave pripraviť vás o ostatný kúsok chleba.</text:p>
        <text:p text:style-name="P25"/>
        <text:p text:style-name="P44">VIII. Žiadame spravedlivejší spôsob odanenia, menovite aby bral <text:soft-page-break/>sa slušný zreteľ na naše menej úrodné kraje.</text:p>
        <text:p text:style-name="P4">Vy, drahí bratia, snád ani neviete, že naši hospodári, priemyselníci a p. sú pomerne najvyššie odanení.</text:p>
        <text:p text:style-name="P4">Kým roľník od 100 kor<text:span text:style-name="T6">ú</text:span>n čistého výnosu platí do 25. korún, a priemyselník do 16 kor<text:span text:style-name="T6">ú</text:span>n ročitej dane, zatiaľ úrad­ník od 100 kor<text:span text:style-name="T6">ú</text:span>n platí len 1 korunu 50 halierov.</text:p>
        <text:p text:style-name="P4">Tento pomer daňovania slovenská národná strana nedrží za spravedlivý. Spytujem sa: ako príde roľník k tomu, ab<text:span text:style-name="T6">y</text:span> po celoročnom namáhaní platil šestnás<text:span text:style-name="T6">ť</text:span> ráz viac, ako ten, čo žije z hotového platu?</text:p>
        <text:p text:style-name="P4">Pozemnú daň treba znížiť už aj preto, že <text:span text:style-name="T6">n</text:span>a našich stra­nách bývajú slabé úrody, takže v niektorý rok hospodár musí sa uspokojiť s tým, že vráti sa mu zrno.</text:p>
        <text:p text:style-name="P4">Nesprávnosť je aj v tom, že v našom menej úrodnom kraji čistý výnos od pozemkov je vysoko cenený, následkom čoho my Horniaci platíme nepomerne väčšiu pozemnú daň ako Dolniaci, kde úroda býva tri-štyri razy väčšia, ako u nás.</text:p>
        <text:p text:style-name="P4">Sama táto daňová nesprávnosť postačuje, aby otvorily sa vám oči a aby ste sa s dôverou vinuli k slovenskej národnej strane, ktorá chce pracovať na tom, aby kľúč odanenia spo­číval na správnom základe.</text:p>
        <text:p text:style-name="P26"/>
        <text:p text:style-name="P45">IX. Žiadame regulovanie riek na našich horných stranách.</text:p>
        <text:p text:style-name="P4">My Slováci nezávidíme Dolniakom, že krajina na odvod­nenie a regulovanie dolnozemských riek dosia<text:span text:style-name="T6">ľ</text:span> vynaložila milliony, a len to ľutujeme, že i v tejto otázke zachádza sa macošsky s našimi krajami. Naše pobrežné obce a poľnosti dosiaľ nie sú dostatočne <text:soft-page-break/>chránené pred povodňami. Záplavou zapríčinené škody na Horniakoch ešte voždy sú citelné.</text:p>
        <text:p text:style-name="P4">Aj tu vina padá na snemových vyslancov. Keby im osud horných krajov nebol ľahostajným a keby mali smyseľ pre potreby slovenského ľudu, už dávno boli by prinútili vládu, aby dala regulovať Torisu, Poprad, Váh, Oravu, Hron, Nitru, Moravu at<text:span text:style-name="T6">ď</text:span>.</text:p>
        <text:p text:style-name="P4">No darmo by sme umývali murína, on zostal by voždy čiernym. Ani našim krajom nekynie rozkvet od dosavádnych vyslancov, ale len od slovenskej národnej strany. Len ona má srdce pre potreby slovenského ľudu.</text:p>
        <text:p text:style-name="P27"/>
        <text:p text:style-name="P46">X. Žiadame dobrý čeľadný poriadok.</text:p>
        <text:p text:style-name="P4"/>
        <text:p text:style-name="P36">Veľké ponosy majú teraz gazdovia na <text:span text:style-name="T6">č</text:span>eľad, že aká je neposlušná, výberčivá, samopašná a že nevedia si s ňou rady. A ke<text:span text:style-name="T6">ď</text:span> sluhu upozorníš, zuteká ti a nemáš pomoci.</text:p>
        <text:p text:style-name="P4">Nuž to žiadame, aby pomer medzi sluhom a gazdom bol ustálený, a čo raz bude predpísané, aby sa to aj zachovávalo. Menovite slušné a potrebné je, aby so sluhami zachodilo sa slušne, aby gazda nemohol síce sluhu kedykoľvek odohnať, ale s druhej strany aby aj sluha konal svoje povinnosti a aby nesmel svojho gazdu kedykoľvek zanechať. Nech na to všetko vrchnosť prísne dozerá.</text:p>
        <text:p text:style-name="P28"/>
        <text:p text:style-name="P47">XI. Sme za to, aby obmedzila sa svoboda priemyslu preukázaním schopnosti a aby <text:span text:style-name="T6">š</text:span>tát chránil remeselníkov a robotníkov v závode s veľkým kapitálom, preto žiadame, aby <text:soft-page-break/>usporia­daný bol pomer medzi zamestnávateľmi a robotníkmi, a aby donesené boly zákony na ochranu hmotných, mravných a zdravotných záujmov robotníkov a ich rodín.</text:p>
        <text:p text:style-name="P4"/>
        <text:p text:style-name="P36">Snemoví vyslanci ponáhľali sa doniesť „priemyselný zákon“. Dľa tohoto zákona s priemyselnou výrobou môže sa zaoberať i ten, ktorý neučil sa nikdy remeslu; postačí, aby mal kapitál k zariadeniu dielne. Ten potom zadováži si dvoch-troch tovaryšov a niekoľko tuctov učňov a s týmito vedie priemysel vo veľkom.</text:p>
        <text:p text:style-name="P4">Taký kapitalista vstave je zničiť konkurrenciou v svojom okolí všetkých samostatných remeselníkov; ba títo, aby mohli živiť svoju rodinu, nútení sú zrieknuť sa samostatného prie­myslu a vstúpiť za robotníkov do fabriky.</text:p>
        <text:p text:style-name="P4">Veru jestli kto, v prvom rade malopriemyselník má spravedlivé príčiny k žalobám, a len to nechápem, s akým sve­domím remeselník, ktorý je predsa sveta zkúsený, môže svoj hlas dať tomu, ktorý pripravil mu peklo už tu na zemi.</text:p>
        <text:p text:style-name="P4">Slovenská národná strana i remeselníkom chce pomáhať a zákonnou cestou dosiahnuť to, aby fabrická výroba nedonášala remeselníkov na mizinu, aby štát bol povinný objed­návky (na pr. šaty, obuv pre vojsko, sluhov, konduktorov atd.) a iné články objednávať u malopriemyselníkov, a aby samo­statný priemysel mohol viesť len ten, kto svoju schopnosť dokázal pred priemyselným spolkom.</text:p>
        <text:p text:style-name="P4">Taktiež slovenská národná strana žiada, aby zákonom bolo znemožnené, žeby prácu dávajúci kapitalista (fabrikant) mohol delníka vycicať a na starosť jednoducho preč poslať.</text:p>
        <text:p text:style-name="P4"><text:soft-page-break/>Len delník, zamestnaný vo fabrike, je vstave povedať nám, aká spust<text:span text:style-name="T6">l</text:span>osť mravov tam panuje, ako mladé sily za krátky <text:span text:style-name="T6">č</text:span>as vychodia tam na zmar. Tie bľadé tváre, tie vpadlé oči — sú viditeľné žaloby. Slovenská národná strana chce svedomite pečovať o čistotu mravov a o udržanie dobrých zdravotných pomerov vo fabrikách.</text:p>
        <text:p text:style-name="P4">Hreší veru každý remeselník proti sebe, proti svojej rodine, ktorý pri vo<text:span text:style-name="T6">ľ</text:span>bác<text:span text:style-name="T6">ch</text:span> hlasuje bez rozmyslu.</text:p>
        <text:p text:style-name="P29"/>
        <text:p text:style-name="P48">XII. Sme za prekazenie každého druhu úžery; sme za to, aby štát postaral sa pre malého gazdu a remeselníka o lacný úver a aby chudobný ľud dostal v čas potreby slušné zamestnanie.</text:p>
        <text:p text:style-name="P4"/>
        <text:p text:style-name="P36">Snem síce doniesol zákon proti „úžere“, avšak obecensto trpko ju cíti na každom kroku. Pri všeobecnom zchudobnení dedinský krčmár obyčajne býva bankárom. <text:span text:style-name="T6">V</text:span> živote vidíme nepočetné príklady, že menovite chudobnejší hospodári pre malé pôžičky prišli o svoje majetky.</text:p>
        <text:p text:style-name="P4">Tomuto zlu mala by vláda odpomáhať, a síce tak, žeby malé peňažné spolky, ktoré dávajú malým gazdom a remesel­níkom pôžičky na malý úrok, svobodné boly od dane.</text:p>
        <text:p text:style-name="P4"><text:span text:style-name="T6">Ú</text:span>žeru treba znemožniť hlavne pri obchode.</text:p>
        <text:p text:style-name="P4">Hospodár, aby mohol dane poplatiť, zbožia odpredá oby­čajne sklepníkovi v obci. Tento predá ho priekupcovi, priekupec väčšiemu kupcovi a tento veľkoobchodníkovi. Každý chce zarobiť. O koľký osoh príde hospodár! On mozoľoval, potil sa v práci celý rok, a osoh jeho práce soberú iní.</text:p>
        <text:p text:style-name="P4">Také oškodovanie ľudu treba prekaziť — zakladaním obecných a <text:soft-page-break/>kde nemožno, okresných sýpok, ktoré by kúpy sprostredkovaly a predávaly by úrodu rovno veľkoobchodníkom.</text:p>
        <text:p text:style-name="P4">Úlohou týchto sýpok malo by aj to byť, žeby v čas ne­úrody lacno požičiavaly zrno potrebné na siaťa alebo v čas biedy na živnosť.</text:p>
        <text:p text:style-name="P4">Ke<text:span text:style-name="T6">ď</text:span> je pracovný ľud v núdzi a nemá ani kde groša za­robiť, vláda nech postará sa preň o slušnú verejnú prácu.</text:p>
        <text:p text:style-name="P4">Drahí bratia, vaši snemoví vyslanci ani v tejto dôležitej otázke nepohli ani prstom, a preto nezaslúžia, aby sme na nich hlasovali a tým napomáhali svoju biedu.</text:p>
        <text:p text:style-name="P30"/>
        <text:p text:style-name="P49">XIII. Sme za to, aby potravné a výpomocné spolky poživaly ochranu a podporu štátu.</text:p>
        <text:p text:style-name="P4"/>
        <text:p text:style-name="P36">Opravdoví priatelia ľudu na viacej miestach založili po­travné spolky, tým cieľom, aby obecenstvo mohlo si zaopatriť dobré, zdravé potravné články po slušnej ce<text:span text:style-name="T6">ne</text:span>. Na celom svete takéto ľudomilné spolky vlády berú pod svoju ochranu a idú im na ruku A u nás? Dosť ke<text:span text:style-name="T6">ď</text:span> pripomeniem, že mnohé po­travné spolky od rokov nemôžu sa domôcť licencie na od­predaj soli, dohánu, nápojov a tak <text:span text:style-name="T6">ď</text:span>alej.</text:p>
        <text:p text:style-name="P4">Slovenská národná strana chce naliehať na vládu, aby táto zaujala sa za potravné spolky a ich podporovala, meno­vite aby zaznačenie viechy (protokolovanie firmy) bolo bez­platné a spolkové knihy aby boly osvobodené od kolkov (štemplov).</text:p>
        <text:p text:style-name="P31"/>
        <text:p text:style-name="P50">XIV. Sme za reformu administrácie ale tak, aby občianstvo zo spoluúčinkovania vytvorené nebolo.</text:p>
        <text:p text:style-name="P4"><text:soft-page-break/>Uhorská administrácia, to jest verejná správa — je bo­ľavá päta v našej vlasti. Niet toho dňa, žeby nešly ponosy na niektorého verejného úradníka. Ministri pri toľkých ža­lobách chytajú sa za hlavy, no pomôcť nepomôžu, po<text:span text:style-name="T6">n</text:span>eváč potrebujú spoľahlivých náhončíc<text:span text:style-name="T6">h</text:span> pri voľbách. Nesúcosť, le­nivosť nedá sa ničím lepšie zakryť, ako „liberálčením“ a ma<text:span text:style-name="T6">ď</text:span>arisovaním.</text:p>
        <text:p text:style-name="P4">Preto pri zaplňovaní miest slúžnovských, vicišpánskych rozhodujú obyčajne rodinné pomery; pri obsadzovaní miest notárskych a lekárskych tiež nie schopnosť, ale aby patričný kandidát na úrad bol hodným kortešom — liberálnej strany.</text:p>
        <text:p text:style-name="P4">Takýto úradník už potom strieľa capov, prevádza svoje osobné chúťky a stane sa pre obecenstvo len ťarchou a ne­návidenou osobou.</text:p>
        <text:p text:style-name="P7">V obciach, okresoch a stoliciach slabo sa dozerá, či idú veci svojím poriadkom, menovite či je v poriadku kassa. Mnohý úradník hrá si na pána, a nikto sa nespýta, odkiaľ to bere?</text:p>
        <text:p text:style-name="P4">Preto slovenská národná strana je za reformu verejnej správy a žiada, aby za úradníkov dostali sa len schopní ľudia, ktorí by sa nepovaľovali po kancelláriách, ale aby sv<text:span text:style-name="T6">e</text:span>domite pracovali, žeby obecenstvu, ktoré ich platí, slúžili dobrou radou a pomocou, žeby boli jeho ochranou a záštitou, a na­pomáhali jeho duševný vývin a hmotný blahobyt. Keby úrad­níci boli schopní a keby aj svedomite pracovali, potom mohol by sa aj ich počet umenšiť a tým umenšily by sa aj výdavky.</text:p>
        <text:p text:style-name="P8">V takýchto úradníkoch nevideli by sme „pánov veľko­možných,“ ale považovali by sme ich za svojich otcovských priateľov.</text:p>
        <text:p text:style-name="P4">Nuž, drahí bratia, voľme len toho za snem<text:span text:style-name="T6">o</text:span>vého vyslanca, kto <text:soft-page-break/>zaviaže sa pracovať na polepšení verejnej správy (admi­nistrácie).</text:p>
        <text:p text:style-name="P32"/>
        <text:p text:style-name="P51">XV. Sme za autonomiu obcí a okresov.</text:p>
        <text:p text:style-name="P4"/>
        <text:p text:style-name="P36">Naši vyslanci postarali sa o to, aby sme snášali veľké ťarchy a naše autonomné (samosprávne) práva aby boly čím viac obstrihané. Doniesli zákon o obciach, ale v ňom je samo­správa len dľa mena.</text:p>
        <text:p text:style-name="P4">Día tohoto zákona len ten môže byť volený za rychtára, notára, lekára atď., koho „pán slúžny“ kandiduje. Ve<text:span text:style-name="T6">ď</text:span> stáva sa, že slúžny natisnul za obecného a okresného úradníka ta­kého človeka, ktorého z občanov nikto nechcel. Takýto natisnutý úradský je divnou hlavou obce.</text:p>
        <text:p text:style-name="P4">Koľké obce, menovite v kraji Slovákmi obývanom, majú takýchto rychtárov, ktorí n<text:span text:style-name="T6">o</text:span>požívajú dôvery svojho obecenstva.</text:p>
        <text:p text:style-name="P4">Slovenská národná strana žiada, aby kandidačné právo bolo ľudu vrátené, a do úradu aby mo<text:span text:style-name="T6">ho</text:span>l sa dostať len ten, za koho osvedčí sa skutočná väčšina voličov.</text:p>
        <text:p text:style-name="P4">Je to nie len oprávnená ústavná, ale aj slušná žiadosť, tým viac, že obecných a okresných úradníkov neplatí slúžny, ale ľud.</text:p>
        <text:p text:style-name="P4">Ak chcete, drahí bratia, aby obce mohly sa samostatne vyviňovať a spravovať, voľte len takých vyslancov, ktorí za­viažu sa, že budú v sneme nástojiť na tom, aby právo kandidácie, právo svobodnej voľby zákonom bolo zabezpečené.</text:p>
        <text:p text:style-name="P33"/>
        <text:p text:style-name="P52">XVI. Žiadame zákony na rýchlejšie a ľavnejšie prisluho­vanie pravdy.</text:p>
        <text:p text:style-name="P4"><text:soft-page-break/></text:p>
        <text:p text:style-name="P36">Všeobecne známou vecou je, že hľadanie pravdy v našej vlasti je zdĺhavé a drahé. Kto pravdu hľadá, musí sa viac ráz ustávať, čas tratiť, takže neraz počul som vzdychy: „keby som radšej nebol slýchal o pravotení.“ Roľník a remeselník musí sa namáhať od svitu do mraku, prečo by aj úradník ne­mohol dlhšie pracovať a na jednom termíne spornú záležitosť vybaviť.</text:p>
        <text:p text:style-name="P4">A tá hrozná drahota spojená s pravotením! Tak drahé kolky (štemple) nepožadujú sa nikde na svete, <text:span text:style-name="T6">a</text:span>ko u nás.</text:p>
        <text:p text:style-name="P4">Slovenská národná strana chce i tu pomáhať, menovite aby donesený bol potrebám ľudu zodpovedajúci občiansky zákonník, žeby právne záležitosti nevliekly sa roky a roky, a aby štemplové poplatky na slušnú mieru znížené boly.</text:p>
        <text:p text:style-name="P34"/>
        <text:p text:style-name="P53">XVII. Žiadame spravedlivé podelenie volebných okresov a sme za všeobecné direktné volebné právo a za tajné hlasovanie po obciach.</text:p>
        <text:p text:style-name="P53"/>
        <text:p text:style-name="P4">Asná<text:span text:style-name="T6">ď</text:span>, drahí bratia, ani neviete, aké nerovné volebné okresy nachodia sa v našej vlasti. V krajoch Slovákmi obývaných nájdeme i také, ktoré počitujú do 50.000 duší, kdežto na Dolniakoch a v Sedmohradsku sú okresy so 17.000 obyvateľmi.</text:p>
        <text:p text:style-name="P4">Je to nesprávnosť.</text:p>
        <text:p text:style-name="P4">Dľa zákona sme rovnocenní krajinskí občania. Krivdiť nechceme nikomu, no budeme sa domáhať, aby volebné okresy spravedlive boly podelené, to jest aby boly dľa počtu oby­vateľstva rovnaké.</text:p>
        <text:p text:style-name="P4">A teraz prechodím k boľavému punktu: k otázke o vo­lebnom <text:soft-page-break/>práve.</text:p>
        <text:p text:style-name="P4">Zo skúsenosti vieme, aké nešváry a prechmaty dialy sa pri popisovaní voličov, ako tisíce, menovite roľníkov, boly pri­pravené o volebné právo.</text:p>
        <text:p text:style-name="P4">Dľa zákona voličom je každý samostatný roľník, ktorý platí toľko pozemnej štátnej dane, koľko predpísané je od naj­menšej štvrte v obci.</text:p>
        <text:p text:style-name="P4">Táto daň tvorí takrečený pozemný census.</text:p>
        <text:p text:style-name="P4">Toto zákonné ustanovenie zdalo by sa byť na prvý po­hľad jednoduchým a jasným, ale tomu nie je tak.</text:p>
        <text:p text:style-name="P4">Niet ani jednej obce, v ktorej urbariálske štvrte boly by, čo do objemu, rovnako veľké, následkom čoho patrí medzi nemožnosti s určitosťou povedať: tá lebo oná urbariálska štvrť je najmenšia.</text:p>
        <text:p text:style-name="P4">Majetkové pomery podliehajú ustavičným premenám; jeden gazda prikúpil niekoľko siah kuriálneho majetku, druhý ale odpredal roličku alebo lúku zo svojej ubariálskej štvrte, — behom času previedla sa komasácia, starý stav zamenil sa za nový, — následkom čoho pôvodných urbariálskych štvrtí už niet a nemožno ustáliť výšku pozemnej dane od najmenšej bývalej urbariálskej štvrte.</text:p>
        <text:p text:style-name="P4">Túto neurčitosť a neistotu odporníci slovenského ľudu vy<text:span text:style-name="T6">k</text:span>oristili v neslýchanej miere, tak že len pravdu poviem, ke<text:span text:style-name="T6">ď</text:span> vyslovím, že v žiadnej inej ústavnej krajine s volebným prá­vom nepopáchalo sa toľko šalbiarstva, ako u nás.</text:p>
        <text:p text:style-name="P4">Obzrime sa vôkol seba.</text:p>
        <text:p text:style-name="P9">V obciach, kde občianstvo je prebudenejšie a vie postaviť sa na vlastné nohy, pozemný census obnáša dvadsa<text:span text:style-name="T6">ť</text:span> korún i viac, v <text:soft-page-break/>súsednej obci ale, kde obyvateľstvo je zaostalé, korheľstvu odaté, ustálený je census ani nie úplne na štyri koruny p<text:span text:style-name="T6">e</text:span>zemnej dane, v uvedomelej obci avšak má hlas len ten, kto daňuje dvadsať korún.</text:p>
        <text:p text:style-name="P4">Takáto krivda deje sa nášmu ľudu. Ke<text:span text:style-name="T6">ď</text:span> pomyslím si na tieto fígle a neprávosti, zbúri sa mi krv.</text:p>
        <text:p text:style-name="P4">Aby nespravedlnosť táto prestala, slovenská národná strana je za všeobecné volebné právo, to jest, aby každý dospelý občan našej vlasti bol voličom.</text:p>
        <text:p text:style-name="P4">Drahí bratia, všetci sme synovia jednej vlasti, i ten najchudobnejší udržiava krajinu svojou prácou, dáva daň krve, ako vojak, prispieva k verejným ťarchám: nuž nech ž<text:span text:style-name="T6">e</text:span> ani on nie je vytvorený z vykonávania ústavných práv. Sme všetci rovní pred Pánom Bohom, buďme rovní aj pred krajin­ským zákonom.</text:p>
        <text:p text:style-name="P4">Taktiež slovenská národná strana je za tajné hlasovanie po obciach. Ona nežiada to preto, ako by sa bála verejného hlasovania, lebo ve<text:span text:style-name="T6">ď</text:span> neostýcha sa dať výraz svojmu presved­čeniu i pred krajinou i pred kráľom, ale preto žiada tajné hlasovanie, poneváč chce mať voľby čisté, svobodné. Len pri zavedení tajného hlasovania možno voličov ochrániť pred po­kušením a podplácaním. Dnes vyšší úradník svojmu podria­denému, veriteľ dlžníkovi predpisuje, ako a za koho má hlasovať.</text:p>
        <text:p text:style-name="P4">Konečne slovenská národná strana chce, aby hlasovanie dialo sa po obciach, a nie len na jednom mieste. Dľa panu­júceho zvyku voli<text:span text:style-name="T6">č</text:span>ia nie len že musia <text:span text:style-name="T6">ď</text:span>aleko putovať do mesta a drahý čas zbytočne meškať, nie len že vystavení sú zlému po­časiu a iným nehodám, ale na mieste voľby vídame aj žan­dárov a vojsko, čo spojené je s ohromnými výdavkami, ktoré zase len ľud musí znášať. <text:soft-page-break/>Neslúži to ani ku cti, že najvážnejie právo ústavné vykonáva sa pod bodákami.</text:p>
        <text:p text:style-name="P4">Každý priateľ pravdy a spravedlivosti očakáva od vás, drahí bratia, že pri budúcich voľbách hlasovať budete na tých kandidátov, ktorých vám odporučí ústredný výbor slovenskej národnej strany.</text:p>
        <text:p text:style-name="P15"/>
        <text:p text:style-name="P59">XVIII. Sme za svobodné právo spolkovitosti a shromaždovania.</text:p>
        <text:p text:style-name="P35"><text:span text:style-name="T2"/></text:p>
        <text:p text:style-name="P54"><text:span text:style-name="T2">Ústavným a zákonným právom krajinských občanov v Uhor­sku je, že môžu svobodné spolky zaklada</text:span><text:span text:style-name="T3">ť</text:span><text:span text:style-name="T2"> a verejné shromaždenia vydržiava</text:span><text:span text:style-name="T3">ť</text:span><text:span text:style-name="T2">.</text:span></text:p>
        <text:p text:style-name="P4">Je to už v prírode našej, že nemilujeme samotu. <text:span text:style-name="T6">Č</text:span>lovek samotár ostane podivínom. Pre ľudí sú spolky; tie dokázaly sa byť úžitočnými, v nich vyvinuje sa cit spolupatričnosti, ony sú dobrým rozširovateľom mravnosti, triezvosti, počest­nosti, z nich rozlieva sa osveta, sebavedomie, dobročinnosť medzi všetky vrstvy národa,</text:p>
        <text:p text:style-name="P4">Očakávali by sme, že krajinská vláda v tomto smere ochotne bude podporovať vznešené a šľachetné snahy obecenstva.</text:p>
        <text:p text:style-name="P4">My Slováci máme smutné zkúsenosti a s trpkosťou rozpomíname sa na ne.</text:p>
        <text:p text:style-name="P4">Vláda, pravdepodobne z popudu snemových vyslancov, tak <text:span text:style-name="T6">ď</text:span>aleko sa zabudla, že na našich horných stranách nepo­volila ani založenie speváckych, čítacich a iných nevinných spolkov.</text:p>
        <text:p text:style-name="P4">Teda slovenskému ľudu nedostáva sa ústavnej ochrany.</text:p>
        <text:p text:style-name="P4">Tá istá neláska a nepriazeň vlečie sa ako červená niť všade, kde náš ľud chápe sa činu, aby zákonnou cestou domo<text:span text:style-name="T6">h</text:span>ol sa lepšej budúcnosti a dorozumel sa o tom, aké spo­ločné kroky má robiť na <text:soft-page-break/>svoju ochranu. Chceli sme vydržiavať verejné ľudové shromaždenia.</text:p>
        <text:p text:style-name="P10">V čerstvej pamäti máme, že nám tie shromaždenia na viac miestach zakázali, následkom čoho slovenský ľud nemohol sa verejne ani poshovárať, ani poradiť.</text:p>
        <text:p text:style-name="P4">Takto zachodia s našimi ústavnými právami</text:p>
        <text:p text:style-name="P4">Budúcnosť odsúdi držanie sa snemových vyslancov, ktorí mlčia, ako nemé ryby, a neopováža sa zastať zákon, právo a spravedlnosť, alebo ešte aj sami páchajú rozličné neprávosti.</text:p>
        <text:p text:style-name="P4">Preto, drahí bratia, dôkladne uvážte, <text:span text:style-name="T6">č</text:span>i môžete, <text:span text:style-name="T6">č</text:span>i smiete hlasovať pri budúcich voľbách na takýchto — necitlivcov?</text:p>
        <text:p text:style-name="P4">Nie, nie a nie!</text:p>
        <text:p text:style-name="P4">Aj ja opakujem: nie, do tých čias „nie“, kým neozvú sa na sneme za naše práva a dokiaľ skutkami nedokážu, že duševné a hmotné blaho slovenského národa je im nado všetko.</text:p>
        <text:p text:style-name="P4">Tak nám Pán Boh pomáhaj!</text:p>
        <text:h text:style-name="P16" text:outline-level="2"/>
        <text:h text:style-name="P60" text:outline-level="2"><text:bookmark-start text:name="bookmark6"/>Bratia rodáci, <text:span text:style-name="T6">d</text:span>o práce!<text:bookmark-end text:name="bookmark6"/></text:h>
        <text:p text:style-name="P4"/>
        <text:p text:style-name="P36">Náš volebný programm už znáte. Je on jasný, vlaste­necký, chce len dobro pre ľud a vlasť, niet v ňom ani písmeny, ktorá smerovala by proti ústave alebo zákonu. Preto, drahí bratia, naučte sa ho, nech stane sa on naším krajinským katechismusom.</text:p>
        <text:p text:style-name="P4">Nastávajú voľby snemových vyslancov, najneskôr v oktobri tohto roku budeme voliť.</text:p>
        <text:p text:style-name="P4">Stoliční páni už onedlho postarajú sa o kandidáta pre okres. Prídu korteši vás pokušiavať. Budú sľubovať hory, doly, budú chceť <text:soft-page-break/>i nápojom i cigarami traktovať. Teraz je rad na vás, drahí bratia, aby ste svetu dokázali, že Slovák svoj hlas, svoje presvedčenie nezapredá a satanov, čo ho pokušiavajú, preč odoženie.</text:p>
        <text:p text:style-name="P4">Vy môžete hlasovať len na toho kandidáta, ktorý vlastno­ručne podpíše náš programm a čestným slovom sa zaviaže, že bude bojovat zaň i na sneme, i v stolici, i v obci.</text:p>
        <text:p text:style-name="P4">Nech nikto nezabudne na tú hlavnú a prvú pravdu, že slovenský ľud najsvedomitejšie zastupova<text:span text:style-name="T7">ť</text:span> môže na sneme len Slovák. Kto miluje svoju materinskú reč, ten miluje i vás.</text:p>
        <text:p text:style-name="P4">Aby sme svoj cieľ dosiahli, treba sa nám sriadi<text:span text:style-name="T7">ť</text:span> bez­odkladne.</text:p>
        <text:p text:style-name="P4">Drahí bratia, neotáľajte, nečakajte jeden na druhého, ale v každej obci sria<text:span text:style-name="T7">ď</text:span>te sa ako strana a oznámte to písomne alebo ústne okresnému dôverníkovi.</text:p>
        <text:p text:style-name="P4">Potom už ako strana predložíme kandidátovi svoj pro­gramm i spýtame sa ho, či prijíma ho za svoj a či chce bojo­vať s nami za pravdu, právo a spravedlnosť.</text:p>
        <text:p text:style-name="P4">Taký kandidát, ktorý nepodpíše náš volebný programm, nemôže počítať na naše hlasy.</text:p>
        <text:p text:style-name="P4">Nuž, bratia drahí, do práce! Súsed súseda, známy zná­meho nech poučí a vyzve: pristúpiť pri voľbách ku slovenskej národnej strane.</text:p>
        <text:p text:style-name="P4">Nech žijú Slováci!</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Courier New" fo:font-family="'Courier New'" fo:font-size="12pt" fo:letter-spacing="normal" fo:language="sk" fo:country="none" style:font-name-asian="Courier New" style:font-family-asian="'Courier New'" style:font-size-asian="12pt" style:language-asian="sk" style:country-asian="none" style:font-name-complex="Courier New" style:font-family-complex="'Courier New'" style:font-size-complex="12pt" style:language-complex="sk" style:country-complex="none" style:text-scale="100%"/>
    </style:style>
    <style:style style:name="Hyperlink" style:family="text" style:parent-style-name="DefaultFontStyle">
      <style:text-properties fo:color="#000080" style:text-underline-style="solid" style:text-underline-width="auto" style:text-underline-color="font-color"/>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0cm"/>
      </style:header-style>
      <style:footer-style>
        <style:header-footer-properties fo:min-height="2.54cm" fo:margin-left="0cm" fo:margin-right="0cm" fo:margin-top="2.54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3-11-17T19:07:08.454000000</dc:date>
    <meta:editing-duration>PT4H23M42S</meta:editing-duration>
    <meta:editing-cycles>4</meta:editing-cycles>
    <meta:generator>LibreOffice/5.4.2.2$Windows_x86 LibreOffice_project/22b09f6418e8c2d508a9eaf86b2399209b0990f4</meta:generator>
    <meta:document-statistic meta:table-count="0" meta:image-count="0" meta:object-count="0" meta:page-count="31" meta:paragraph-count="219" meta:word-count="6937" meta:character-count="43768" meta:non-whitespace-character-count="37036"/>
  </office:meta>
</office:document-meta>
</file>